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Table10" style:family="table">
      <style:table-properties style:width="7.0201in" table:align="margins"/>
    </style:style>
    <style:style style:name="Table10.A" style:family="table-column">
      <style:table-column-properties style:column-width="0.7458in" style:rel-column-width="6962*"/>
    </style:style>
    <style:style style:name="Table10.B" style:family="table-column">
      <style:table-column-properties style:column-width="6.2743in" style:rel-column-width="58573*"/>
    </style:style>
    <style:style style:name="Table10.A1" style:family="table-cell">
      <style:table-cell-properties fo:background-color="#ffffff" fo:padding="0.0382in" fo:border-left="0.5pt solid #000000" fo:border-right="none" fo:border-top="0.5pt solid #000000"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1" style:family="table-cell">
      <style:table-cell-properties fo:padding="0.0382in" fo:border="0.5pt solid #000000"/>
    </style:style>
    <style:style style:name="Table10.A2" style:family="table-cell">
      <style:table-cell-properties fo:background-color="#ffffff" fo:padding="0.0382in" fo:border-left="0.5pt solid #000000" fo:border-right="none" fo:border-top="none"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1" style:family="table">
      <style:table-properties style:width="7.0201in" table:align="left"/>
    </style:style>
    <style:style style:name="Table11.A" style:family="table-column">
      <style:table-column-properties style:column-width="1.0736in"/>
    </style:style>
    <style:style style:name="Table11.B" style:family="table-column">
      <style:table-column-properties style:column-width="5.9465in"/>
    </style:style>
    <style:style style:name="Table11.A1" style:family="table-cell">
      <style:table-cell-properties style:vertical-align="middle" fo:padding="0.0382in" fo:border-left="0.75pt solid #000000" fo:border-right="none" fo:border-top="0.75pt solid #000000" fo:border-bottom="0.75pt solid #000000"/>
    </style:style>
    <style:style style:name="Table11.B1" style:family="table-cell">
      <style:table-cell-properties style:vertical-align="middle" fo:padding="0.0382in" fo:border="0.75pt solid #000000"/>
    </style:style>
    <style:style style:name="Table11.A2" style:family="table-cell">
      <style:table-cell-properties style:vertical-align="middle" fo:padding="0.0382in" fo:border-left="0.75pt solid #000000" fo:border-right="none" fo:border-top="none" fo:border-bottom="0.75pt solid #000000"/>
    </style:style>
    <style:style style:name="Table11.B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paragraph-properties fo:text-align="justify" style:justify-single-word="false"/>
      <style:text-properties style:font-name="Pyidaungsu" fo:font-size="13pt" officeooo:rsid="00aac838" style:font-size-asian="13pt" style:font-name-complex="Pyidaungsu" style:font-size-complex="13pt"/>
    </style:style>
    <style:style style:name="P26" style:family="paragraph" style:parent-style-name="Text_20_body">
      <style:text-properties style:font-name="Pyidaungsu" fo:font-size="13pt" officeooo:rsid="00ad1358" officeooo:paragraph-rsid="00ad1358" style:font-size-asian="13pt" style:font-name-complex="Pyidaungsu" style:font-size-complex="13pt"/>
    </style:style>
    <style:style style:name="P27" style:family="paragraph" style:parent-style-name="Text_20_body">
      <style:paragraph-properties fo:text-align="justify" style:justify-single-word="false"/>
      <style:text-properties style:font-name="Pyidaungsu" fo:font-size="13pt" officeooo:paragraph-rsid="00ae1509" style:font-size-asian="13pt" style:font-name-complex="Pyidaungsu" style:font-size-complex="13pt"/>
    </style:style>
    <style:style style:name="P28" style:family="paragraph" style:parent-style-name="Text_20_body">
      <style:paragraph-properties fo:text-align="justify" style:justify-single-word="false"/>
      <style:text-properties style:font-name="Pyidaungsu" fo:font-size="13pt" officeooo:paragraph-rsid="00c99760" style:font-size-asian="13pt" style:font-name-complex="Pyidaungsu" style:font-size-complex="13pt"/>
    </style:style>
    <style:style style:name="P29" style:family="paragraph" style:parent-style-name="Text_20_body">
      <style:text-properties style:font-name="Pyidaungsu" fo:font-size="13pt" officeooo:rsid="00b6f237" officeooo:paragraph-rsid="00b6f237" style:font-size-asian="13pt" style:font-name-complex="Pyidaungsu" style:font-size-complex="13pt"/>
    </style:style>
    <style:style style:name="P30" style:family="paragraph" style:parent-style-name="Text_20_body">
      <style:text-properties style:font-name="Pyidaungsu" fo:font-size="13pt" officeooo:rsid="00b80259" officeooo:paragraph-rsid="00b80259" style:font-size-asian="13pt" style:font-name-complex="Pyidaungsu" style:font-size-complex="13pt"/>
    </style:style>
    <style:style style:name="P31" style:family="paragraph" style:parent-style-name="Text_20_body">
      <style:text-properties style:font-name="Pyidaungsu" fo:font-size="13pt" officeooo:rsid="00bb1ec2" officeooo:paragraph-rsid="00bb1ec2" style:font-size-asian="13pt" style:font-name-complex="Pyidaungsu" style:font-size-complex="13pt"/>
    </style:style>
    <style:style style:name="P3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33"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34"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5"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6"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7"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38" style:family="paragraph" style:parent-style-name="Text_20_body">
      <style:paragraph-properties fo:margin-top="0in" fo:margin-bottom="0.0575in" style:contextual-spacing="false" fo:text-align="justify" style:justify-single-word="false"/>
      <style:text-properties style:font-name="Pyidaungsu" fo:font-size="13pt" fo:font-weight="bold" officeooo:rsid="00bc2220" officeooo:paragraph-rsid="00bd434e" style:font-size-asian="13pt" style:font-weight-asian="bold" style:font-name-complex="Pyidaungsu" style:font-size-complex="13pt" style:font-weight-complex="bold"/>
    </style:style>
    <style:style style:name="P39"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40"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42"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a441b" officeooo:paragraph-rsid="00cc2392" style:font-size-asian="13pt" style:font-name-complex="Pyidaungsu" style:font-size-complex="13pt"/>
    </style:style>
    <style:style style:name="P4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c2392" officeooo:paragraph-rsid="00cc2392" style:font-size-asian="13pt" style:font-name-complex="Pyidaungsu" style:font-size-complex="13pt"/>
    </style:style>
    <style:style style:name="P45" style:family="paragraph" style:parent-style-name="Text_20_body">
      <style:text-properties style:font-name="Pyidaungsu" fo:font-size="13pt" fo:language="zxx" fo:country="none" officeooo:rsid="00c6e96e" officeooo:paragraph-rsid="00c6e96e" style:font-size-asian="13pt" style:font-name-complex="Pyidaungsu" style:font-size-complex="13pt"/>
    </style:style>
    <style:style style:name="P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4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style:font-name="Pyidaungsu" fo:font-size="13pt" fo:language="zxx" fo:country="none" officeooo:rsid="00bd82d8" officeooo:paragraph-rsid="00bd82d8" style:font-size-asian="13pt" style:font-weight-asian="bold" style:font-name-complex="Pyidaungsu" style:font-size-complex="13pt" style:font-weight-complex="bold"/>
    </style:style>
    <style:style style:name="P49"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50"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51" style:family="paragraph" style:parent-style-name="Text_20_body">
      <style:text-properties style:font-name="Pyidaungsu" officeooo:rsid="00591360" officeooo:paragraph-rsid="00591360" style:font-name-complex="Pyidaungsu"/>
    </style:style>
    <style:style style:name="P52" style:family="paragraph" style:parent-style-name="Text_20_body">
      <style:text-properties style:font-name="Pyidaungsu" officeooo:rsid="005956cd" officeooo:paragraph-rsid="005956cd" style:font-name-complex="Pyidaungsu"/>
    </style:style>
    <style:style style:name="P53" style:family="paragraph" style:parent-style-name="Text_20_body">
      <style:paragraph-properties fo:text-align="justify" style:justify-single-word="false"/>
      <style:text-properties style:font-name="Pyidaungsu" officeooo:paragraph-rsid="00816df2" style:font-name-complex="Pyidaungsu"/>
    </style:style>
    <style:style style:name="P54"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55" style:family="paragraph" style:parent-style-name="Table_20_Contents">
      <style:paragraph-properties fo:text-align="center" style:justify-single-word="false"/>
      <style:text-properties style:font-name="Pyidaungsu" fo:letter-spacing="normal"/>
    </style:style>
    <style:style style:name="P56" style:family="paragraph" style:parent-style-name="Table_20_Heading">
      <style:paragraph-properties fo:text-align="center" style:justify-single-word="false"/>
      <style:text-properties style:font-name="Pyidaungsu" fo:letter-spacing="normal"/>
    </style:style>
    <style:style style:name="P57" style:family="paragraph" style:parent-style-name="Table_20_Contents">
      <style:paragraph-properties fo:text-align="start" style:justify-single-word="false"/>
      <style:text-properties style:font-name="Pyidaungsu" fo:letter-spacing="normal"/>
    </style:style>
    <style:style style:name="P58" style:family="paragraph" style:parent-style-name="Table_20_Heading">
      <style:paragraph-properties fo:text-align="start" style:justify-single-word="false"/>
      <style:text-properties style:font-name="Pyidaungsu" fo:letter-spacing="normal"/>
    </style:style>
    <style:style style:name="P59"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60"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61" style:family="paragraph" style:parent-style-name="Table_20_Contents">
      <style:paragraph-properties fo:text-align="justify" style:justify-single-word="false"/>
      <style:text-properties officeooo:rsid="001bf43a" officeooo:paragraph-rsid="001bf43a"/>
    </style:style>
    <style:style style:name="P62"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63"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64"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65"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66" style:family="paragraph" style:parent-style-name="Text_20_body">
      <style:paragraph-properties fo:text-align="justify" style:justify-single-word="false"/>
      <style:text-properties officeooo:paragraph-rsid="001b781b"/>
    </style:style>
    <style:style style:name="P67" style:family="paragraph" style:parent-style-name="Text_20_body">
      <style:paragraph-properties fo:text-align="justify" style:justify-single-word="false"/>
      <style:text-properties officeooo:paragraph-rsid="00227fdd"/>
    </style:style>
    <style:style style:name="P68" style:family="paragraph" style:parent-style-name="Text_20_body">
      <style:paragraph-properties fo:text-align="justify" style:justify-single-word="false"/>
      <style:text-properties officeooo:paragraph-rsid="00271d53"/>
    </style:style>
    <style:style style:name="P69" style:family="paragraph" style:parent-style-name="Text_20_body">
      <style:paragraph-properties fo:text-align="justify" style:justify-single-word="false"/>
      <style:text-properties officeooo:paragraph-rsid="00292462"/>
    </style:style>
    <style:style style:name="P70" style:family="paragraph" style:parent-style-name="Text_20_body">
      <style:paragraph-properties fo:text-align="justify" style:justify-single-word="false"/>
      <style:text-properties officeooo:paragraph-rsid="002dc4a3"/>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032a9f2"/>
    </style:style>
    <style:style style:name="P73"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74"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75"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76" style:family="paragraph" style:parent-style-name="Text_20_body">
      <style:paragraph-properties fo:text-align="justify" style:justify-single-word="false"/>
      <style:text-properties officeooo:paragraph-rsid="003e624c"/>
    </style:style>
    <style:style style:name="P77"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78" style:family="paragraph" style:parent-style-name="Text_20_body">
      <style:paragraph-properties fo:text-align="justify" style:justify-single-word="false"/>
      <style:text-properties officeooo:paragraph-rsid="004902da"/>
    </style:style>
    <style:style style:name="P79"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80" style:family="paragraph" style:parent-style-name="Text_20_body">
      <style:paragraph-properties fo:text-align="justify" style:justify-single-word="false"/>
      <style:text-properties officeooo:paragraph-rsid="004f8b7e"/>
    </style:style>
    <style:style style:name="P81" style:family="paragraph" style:parent-style-name="Text_20_body">
      <style:paragraph-properties fo:text-align="justify" style:justify-single-word="false"/>
      <style:text-properties officeooo:paragraph-rsid="001fbcdd"/>
    </style:style>
    <style:style style:name="P82" style:family="paragraph" style:parent-style-name="Text_20_body">
      <style:paragraph-properties fo:text-align="justify" style:justify-single-word="false"/>
      <style:text-properties officeooo:paragraph-rsid="007504c6"/>
    </style:style>
    <style:style style:name="P83" style:family="paragraph" style:parent-style-name="Text_20_body">
      <style:paragraph-properties fo:text-align="justify" style:justify-single-word="false"/>
      <style:text-properties officeooo:paragraph-rsid="00797cbe"/>
    </style:style>
    <style:style style:name="P84" style:family="paragraph" style:parent-style-name="Text_20_body">
      <style:paragraph-properties fo:text-align="justify" style:justify-single-word="false"/>
      <style:text-properties officeooo:paragraph-rsid="007f77c4"/>
    </style:style>
    <style:style style:name="P85" style:family="paragraph" style:parent-style-name="Table_20_Contents">
      <style:paragraph-properties fo:text-align="justify" style:justify-single-word="false"/>
      <style:text-properties officeooo:paragraph-rsid="00823429"/>
    </style:style>
    <style:style style:name="P86" style:family="paragraph" style:parent-style-name="Text_20_body">
      <style:paragraph-properties fo:text-align="justify" style:justify-single-word="false"/>
      <style:text-properties officeooo:paragraph-rsid="00958307"/>
    </style:style>
    <style:style style:name="P87" style:family="paragraph" style:parent-style-name="Text_20_body">
      <style:paragraph-properties fo:text-align="justify" style:justify-single-word="false"/>
      <style:text-properties officeooo:paragraph-rsid="00af04d5"/>
    </style:style>
    <style:style style:name="P88" style:family="paragraph" style:parent-style-name="Text_20_body">
      <style:paragraph-properties fo:margin-top="0in" fo:margin-bottom="0.0575in" style:contextual-spacing="false" fo:text-align="justify" style:justify-single-word="false"/>
      <style:text-properties officeooo:paragraph-rsid="00b5337f"/>
    </style:style>
    <style:style style:name="P89" style:family="paragraph" style:parent-style-name="Text_20_body">
      <style:paragraph-properties fo:margin-top="0in" fo:margin-bottom="0.0575in" style:contextual-spacing="false" fo:text-align="justify" style:justify-single-word="false"/>
      <style:text-properties officeooo:paragraph-rsid="00bd434e"/>
    </style:style>
    <style:style style:name="P90" style:family="paragraph" style:parent-style-name="Text_20_body">
      <style:paragraph-properties fo:text-align="justify" style:justify-single-word="false"/>
      <style:text-properties officeooo:paragraph-rsid="00c2475d"/>
    </style:style>
    <style:style style:name="P91" style:family="paragraph" style:parent-style-name="Text_20_body">
      <style:paragraph-properties fo:text-align="justify" style:justify-single-word="false"/>
      <style:text-properties officeooo:paragraph-rsid="00c99760"/>
    </style:style>
    <style:style style:name="P92" style:family="paragraph" style:parent-style-name="Text_20_body">
      <style:paragraph-properties fo:text-align="justify" style:justify-single-word="false"/>
      <style:text-properties fo:font-size="13pt" style:font-size-asian="13pt" style:font-size-complex="13pt"/>
    </style:style>
    <style:style style:name="P93"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94"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95"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96"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9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98"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99"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100"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101"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10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10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language="zxx" fo:country="none" officeooo:rsid="00bd434e" officeooo:paragraph-rsid="00bd434e" style:font-weight-asian="bold" style:font-weight-complex="bold"/>
    </style:style>
    <style:style style:name="P10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10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10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c99760"/>
    </style:style>
    <style:style style:name="P10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1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109" style:family="paragraph" style:parent-style-name="Text_20_body">
      <style:text-properties fo:language="zxx" fo:country="none" officeooo:rsid="00823429" officeooo:paragraph-rsid="00823429"/>
    </style:style>
    <style:style style:name="P1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11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11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c2475d" officeooo:paragraph-rsid="00c2475d"/>
    </style:style>
    <style:style style:name="P11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paragraph-rsid="00c99760"/>
    </style:style>
    <style:style style:name="P114"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115"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1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1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1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11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120"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2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22"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123"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24"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2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2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4pt" fo:language="zxx" fo:country="none" fo:font-style="normal" style:text-underline-style="none" fo:font-weight="normal" officeooo:rsid="00bd434e" officeooo:paragraph-rsid="00bd434e" style:font-size-asian="14pt" style:font-weight-asian="bold" style:font-name-complex="Pyidaungsu" style:font-size-complex="14pt" style:font-weight-complex="bold"/>
    </style:style>
    <style:style style:name="P129"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30"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cc2392" officeooo:paragraph-rsid="00cc2392" style:font-size-asian="13pt" style:font-name-complex="Pyidaungsu" style:font-size-complex="13pt"/>
    </style:style>
    <style:style style:name="P1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32"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34"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35"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6"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7"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8"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39"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41"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4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45"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46"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47" style:family="paragraph" style:parent-style-name="Text_20_body">
      <style:paragraph-properties fo:text-align="justify" style:justify-single-word="false"/>
      <style:text-properties style:font-name="Liberation Sans" fo:font-size="13pt" officeooo:rsid="00ab6cbb" officeooo:paragraph-rsid="00ab6cbb" style:font-size-asian="13pt" style:font-size-complex="13pt"/>
    </style:style>
    <style:style style:name="P148" style:family="paragraph" style:parent-style-name="Text_20_body">
      <style:paragraph-properties fo:margin-top="0in" fo:margin-bottom="0.0575in" style:contextual-spacing="false" fo:text-align="justify" style:justify-single-word="false"/>
      <style:text-properties style:font-name="Liberation Sans" fo:font-size="13pt" fo:font-weight="bold" officeooo:rsid="00bd82d8" officeooo:paragraph-rsid="00bd82d8" style:font-size-asian="13pt" style:font-weight-asian="bold" style:font-name-complex="Pyidaungsu" style:font-size-complex="13pt" style:font-weight-complex="bold"/>
    </style:style>
    <style:style style:name="P1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5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5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53" style:family="paragraph" style:parent-style-name="Text_20_body">
      <style:paragraph-properties fo:text-align="justify" style:justify-single-word="false"/>
      <style:text-properties style:font-name="Liberation Sans" fo:font-size="14pt" fo:font-weight="bold" officeooo:rsid="00ad6110" officeooo:paragraph-rsid="00ad6110" style:font-size-asian="14pt" style:font-weight-asian="bold" style:font-name-complex="Pyidaungsu" style:font-size-complex="14pt" style:font-weight-complex="bold"/>
    </style:style>
    <style:style style:name="P154" style:family="paragraph" style:parent-style-name="Text_20_body">
      <style:paragraph-properties fo:text-align="justify" style:justify-single-word="false"/>
      <style:text-properties style:font-name="Liberation Sans" fo:font-size="14pt" fo:font-weight="bold" officeooo:rsid="00c99760" officeooo:paragraph-rsid="00c99760" style:font-size-asian="14pt" style:font-weight-asian="bold" style:font-name-complex="Pyidaungsu" style:font-size-complex="14pt" style:font-weight-complex="bold"/>
    </style:style>
    <style:style style:name="P1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b5337f" officeooo:paragraph-rsid="00b5337f" style:font-size-asian="14pt" style:font-weight-asian="bold" style:font-name-complex="Pyidaungsu" style:font-size-complex="14pt" style:font-weight-complex="bold"/>
    </style:style>
    <style:style style:name="P156" style:family="paragraph" style:parent-style-name="Text_20_body">
      <style:paragraph-properties fo:text-align="justify" style:justify-single-word="false"/>
      <style:text-properties officeooo:rsid="00292462" officeooo:paragraph-rsid="00292462" fo:background-color="#ffff00"/>
    </style:style>
    <style:style style:name="P157" style:family="paragraph" style:parent-style-name="Text_20_body">
      <style:paragraph-properties fo:text-align="justify" style:justify-single-word="false"/>
      <style:text-properties officeooo:rsid="00292462" officeooo:paragraph-rsid="002a144c" fo:background-color="#ffff00"/>
    </style:style>
    <style:style style:name="P158" style:family="paragraph" style:parent-style-name="Text_20_body">
      <style:paragraph-properties fo:text-align="justify" style:justify-single-word="false"/>
      <style:text-properties officeooo:rsid="002a144c" officeooo:paragraph-rsid="002a144c" fo:background-color="#ffff00"/>
    </style:style>
    <style:style style:name="P159" style:family="paragraph" style:parent-style-name="Text_20_body">
      <style:paragraph-properties fo:text-align="justify" style:justify-single-word="false"/>
      <style:text-properties officeooo:rsid="00292462" officeooo:paragraph-rsid="00292462" fo:background-color="transparent"/>
    </style:style>
    <style:style style:name="P160"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6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62"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63"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64"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165"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166"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167"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168"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6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70"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171"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172"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style:use-window-font-color="true" loext:opacity="0%" style:font-name="Pyidaungsu" fo:font-size="13pt" fo:language="zxx" fo:country="none" fo:font-style="normal" style:text-underline-style="none" fo:font-weight="bold" officeooo:rsid="00bc2220" officeooo:paragraph-rsid="00bd434e" fo:background-color="#ffffff" style:font-size-asian="13pt" style:font-weight-asian="bold" style:font-name-complex="Pyidaungsu" style:font-size-complex="13pt" style:font-weight-complex="bold"/>
    </style:style>
    <style:style style:name="P173"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174"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175"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176"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2c132" officeooo:paragraph-rsid="00b2c132" fo:background-color="#ffffff" style:font-size-asian="14pt" style:font-weight-asian="bold" style:font-name-complex="Pyidaungsu" style:font-size-complex="14pt" style:font-weight-complex="bold"/>
    </style:style>
    <style:style style:name="P177"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5337f" officeooo:paragraph-rsid="00b5337f" fo:background-color="#ffffff" style:font-size-asian="14pt" style:font-weight-asian="bold" style:font-name-complex="Pyidaungsu" style:font-size-complex="14pt" style:font-weight-complex="bold"/>
    </style:style>
    <style:style style:name="P178" style:family="paragraph" style:parent-style-name="Text_20_body">
      <style:paragraph-properties fo:margin-top="0in" fo:margin-bottom="0.0575in" style:contextual-spacing="false" fo:text-align="justify" style:justify-single-word="false"/>
      <style:text-properties style:use-window-font-color="true" loext:opacity="0%" style:font-name="Liberation Sans" fo:font-size="14pt" fo:language="zxx" fo:country="none" fo:font-style="normal" style:text-underline-style="none" fo:font-weight="bold" officeooo:rsid="00bd434e" officeooo:paragraph-rsid="00bd434e" fo:background-color="#ffffff" style:font-size-asian="14pt" style:font-weight-asian="bold" style:font-name-complex="Pyidaungsu" style:font-size-complex="14pt" style:font-weight-complex="bold"/>
    </style:style>
    <style:style style:name="P179" style:family="paragraph" style:parent-style-name="Text_20_body">
      <loext:graphic-properties draw:fill="solid" draw:fill-color="#ffffff" draw:opacity="100%"/>
      <style:paragraph-properties fo:background-color="#ffffff"/>
    </style:style>
    <style:style style:name="P180"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181"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182"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8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184"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185"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186"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187"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188"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189"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19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19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19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19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19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19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196" style:family="paragraph" style:parent-style-name="Text_20_body">
      <style:text-properties officeooo:paragraph-rsid="0032a9f2"/>
    </style:style>
    <style:style style:name="P197"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198"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199" style:family="paragraph" style:parent-style-name="Table_20_Contents">
      <style:paragraph-properties fo:text-align="start" style:justify-single-word="false"/>
      <style:text-properties officeooo:paragraph-rsid="003edf5a"/>
    </style:style>
    <style:style style:name="P200" style:family="paragraph" style:parent-style-name="Table_20_Contents">
      <style:paragraph-properties fo:text-align="start" style:justify-single-word="false"/>
      <style:text-properties officeooo:paragraph-rsid="00424736"/>
    </style:style>
    <style:style style:name="P201"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202"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203"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204" style:family="paragraph" style:parent-style-name="Table_20_Contents">
      <style:paragraph-properties fo:text-align="start" style:justify-single-word="false"/>
      <style:text-properties officeooo:paragraph-rsid="00823429"/>
    </style:style>
    <style:style style:name="P205" style:family="paragraph" style:parent-style-name="Table_20_Contents">
      <style:paragraph-properties fo:text-align="start" style:justify-single-word="false"/>
      <style:text-properties fo:letter-spacing="normal" officeooo:rsid="003edf5a" officeooo:paragraph-rsid="003edf5a"/>
    </style:style>
    <style:style style:name="P206" style:family="paragraph" style:parent-style-name="Table_20_Contents">
      <style:paragraph-properties fo:text-align="center" style:justify-single-word="false"/>
      <style:text-properties fo:letter-spacing="normal" officeooo:rsid="003edf5a" officeooo:paragraph-rsid="00424736"/>
    </style:style>
    <style:style style:name="P207" style:family="paragraph" style:parent-style-name="Table_20_Heading">
      <style:paragraph-properties fo:text-align="center" style:justify-single-word="false"/>
      <style:text-properties fo:letter-spacing="normal"/>
    </style:style>
    <style:style style:name="P208" style:family="paragraph" style:parent-style-name="Table_20_Heading">
      <style:paragraph-properties fo:text-align="center" style:justify-single-word="false"/>
      <style:text-properties fo:letter-spacing="normal" officeooo:paragraph-rsid="00424736"/>
    </style:style>
    <style:style style:name="P209" style:family="paragraph" style:parent-style-name="Table_20_Contents">
      <style:paragraph-properties fo:text-align="center" style:justify-single-word="false"/>
      <style:text-properties fo:letter-spacing="normal"/>
    </style:style>
    <style:style style:name="P210" style:family="paragraph" style:parent-style-name="Table_20_Contents">
      <style:paragraph-properties fo:text-align="start" style:justify-single-word="false"/>
      <style:text-properties fo:letter-spacing="normal"/>
    </style:style>
    <style:style style:name="P211" style:family="paragraph" style:parent-style-name="Table_20_Heading">
      <style:paragraph-properties fo:text-align="center" style:justify-single-word="false"/>
      <style:text-properties fo:letter-spacing="normal" fo:font-weight="bold" style:font-weight-asian="bold" style:font-weight-complex="bold"/>
    </style:style>
    <style:style style:name="P212" style:family="paragraph" style:parent-style-name="Table_20_Contents">
      <style:text-properties fo:letter-spacing="normal"/>
    </style:style>
    <style:style style:name="P213" style:family="paragraph" style:parent-style-name="Table_20_Heading">
      <style:text-properties fo:letter-spacing="normal"/>
    </style:style>
    <style:style style:name="P214" style:family="paragraph" style:parent-style-name="Text_20_body">
      <style:paragraph-properties fo:text-align="start" style:justify-single-word="false"/>
      <style:text-properties officeooo:rsid="003edf5a" officeooo:paragraph-rsid="003edf5a"/>
    </style:style>
    <style:style style:name="P215"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2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b6cbb" officeooo:paragraph-rsid="00ab6cbb" style:font-size-asian="13pt" style:font-weight-asian="bold" style:font-name-complex="Pyidaungsu" style:font-size-complex="13pt" style:font-weight-complex="bold"/>
    </style:style>
    <style:style style:name="P2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f04d5" officeooo:paragraph-rsid="00af04d5" style:font-size-asian="13pt" style:font-weight-asian="bold" style:font-name-complex="Pyidaungsu" style:font-size-complex="13pt" style:font-weight-complex="bold"/>
    </style:style>
    <style:style style:name="P2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bd82d8" officeooo:paragraph-rsid="00bd82d8" style:font-size-asian="13pt" style:font-weight-asian="bold" style:font-name-complex="Pyidaungsu" style:font-size-complex="13pt" style:font-weight-complex="bold"/>
    </style:style>
    <style:style style:name="P21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style:font-name="Consolas" fo:font-size="11.25pt" fo:letter-spacing="normal" fo:language="zxx" fo:country="none" officeooo:rsid="00ab6cbb" officeooo:paragraph-rsid="00ad6110" style:font-size-asian="13pt" style:font-weight-asian="bold" style:font-name-complex="Pyidaungsu" style:font-size-complex="13pt" style:font-weight-complex="bold"/>
    </style:style>
    <style:style style:name="P220" style:family="paragraph" style:parent-style-name="Text_20_body">
      <style:text-properties officeooo:paragraph-rsid="0040077e"/>
    </style:style>
    <style:style style:name="P221"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222" style:family="paragraph" style:parent-style-name="Table_20_Contents">
      <style:text-properties fo:color="#c9211e" loext:opacity="100%" fo:letter-spacing="normal"/>
    </style:style>
    <style:style style:name="P223" style:family="paragraph" style:parent-style-name="Text_20_body">
      <style:text-properties officeooo:paragraph-rsid="00591360"/>
    </style:style>
    <style:style style:name="P224"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2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226" style:family="paragraph" style:parent-style-name="Text_20_body">
      <style:text-properties officeooo:paragraph-rsid="005b3ec3"/>
    </style:style>
    <style:style style:name="P227"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228" style:family="paragraph" style:parent-style-name="Text_20_body">
      <style:text-properties officeooo:paragraph-rsid="007504c6"/>
    </style:style>
    <style:style style:name="P2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30"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2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2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3pt" fo:language="zxx" fo:country="none" officeooo:paragraph-rsid="00c6e96e" style:font-size-asian="13pt" style:font-name-complex="Pyidaungsu" style:font-size-complex="13pt"/>
    </style:style>
    <style:style style:name="P23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language="zxx" fo:country="none" officeooo:rsid="00c2475d" officeooo:paragraph-rsid="00c2475d"/>
    </style:style>
    <style:style style:name="P235"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36"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237"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238" style:family="paragraph" style:parent-style-name="Text_20_body">
      <style:paragraph-properties fo:text-align="justify" style:justify-single-word="false"/>
      <style:text-properties fo:color="#000080" loext:opacity="100%" style:font-name="Pyidaungsu" fo:font-size="13pt" fo:language="zxx" fo:country="none" fo:font-style="normal" style:text-underline-style="none" fo:font-weight="normal" officeooo:rsid="00af04d5" officeooo:paragraph-rsid="00af04d5" fo:background-color="#ffffff" style:font-size-asian="13pt" style:font-weight-asian="normal" style:font-name-complex="Pyidaungsu" style:font-size-complex="13pt" style:font-weight-complex="normal"/>
    </style:style>
    <style:style style:name="P23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2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241" style:family="paragraph" style:parent-style-name="Text_20_body">
      <style:text-properties officeooo:paragraph-rsid="00ac31d8"/>
    </style:style>
    <style:style style:name="P2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officeooo:rsid="00b2c132" officeooo:paragraph-rsid="00b2c132"/>
    </style:style>
    <style:style style:name="P243" style:family="paragraph" style:parent-style-name="Text_20_body">
      <loext:graphic-properties draw:fill="solid" draw:fill-color="#333333" draw:opacity="100%"/>
      <style:paragraph-properties fo:text-align="start" style:justify-single-word="false" fo:background-color="#333333"/>
      <style:text-properties officeooo:rsid="00b2c132" officeooo:paragraph-rsid="00b2c132"/>
    </style:style>
    <style:style style:name="P244" style:family="paragraph" style:parent-style-name="Text_20_body">
      <loext:graphic-properties draw:fill="solid" draw:fill-color="#333333" draw:opacity="100%"/>
      <style:paragraph-properties fo:text-align="start" style:justify-single-word="false" fo:background-color="#333333"/>
      <style:text-properties officeooo:rsid="00b6f237" officeooo:paragraph-rsid="00b5337f"/>
    </style:style>
    <style:style style:name="P245" style:family="paragraph" style:parent-style-name="Footer">
      <style:text-properties officeooo:rsid="00e22b9f" officeooo:paragraph-rsid="00e22b9f"/>
    </style:style>
    <style:style style:name="P246" style:family="paragraph" style:parent-style-name="Heading_20_1">
      <style:text-properties fo:font-size="13pt" officeooo:rsid="00c852e3" style:font-size-asian="13pt" style:font-name-complex="Pyidaungsu" style:font-size-complex="13pt"/>
    </style:style>
    <style:style style:name="P247" style:family="paragraph" style:parent-style-name="Heading_20_2">
      <style:paragraph-properties fo:text-align="center" style:justify-single-word="false" fo:break-before="page"/>
    </style:style>
    <style:style style:name="P248" style:family="paragraph" style:parent-style-name="Heading_20_2">
      <style:paragraph-properties fo:text-align="center" style:justify-single-word="false"/>
    </style:style>
    <style:style style:name="P249" style:family="paragraph" style:parent-style-name="Heading_20_2">
      <style:paragraph-properties fo:break-before="page"/>
    </style:style>
    <style:style style:name="P250" style:family="paragraph" style:parent-style-name="Heading_20_3">
      <style:text-properties style:font-name="Pyidaungsu" style:font-name-complex="Pyidaungsu"/>
    </style:style>
    <style:style style:name="P251"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52" style:family="paragraph" style:parent-style-name="Heading_20_3">
      <style:paragraph-properties fo:break-before="page"/>
    </style:style>
    <style:style style:name="P253" style:family="paragraph" style:parent-style-name="Heading_20_3">
      <style:text-properties fo:font-size="14pt" officeooo:paragraph-rsid="007dfc5f" style:font-size-asian="14pt" style:font-size-complex="14pt"/>
    </style:style>
    <style:style style:name="P254" style:family="paragraph" style:parent-style-name="Heading_20_3">
      <style:paragraph-properties fo:text-align="justify" style:justify-single-word="false"/>
      <style:text-properties officeooo:paragraph-rsid="007dfc5f"/>
    </style:style>
    <style:style style:name="P255" style:family="paragraph" style:parent-style-name="Heading_20_3">
      <style:text-properties officeooo:paragraph-rsid="003e624c"/>
    </style:style>
    <style:style style:name="P256"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257"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258"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259" style:family="paragraph" style:parent-style-name="Heading_20_3">
      <style:text-properties officeooo:paragraph-rsid="00d02eda"/>
    </style:style>
    <style:style style:name="P260" style:family="paragraph" style:parent-style-name="Heading_20_4">
      <style:text-properties style:font-name="Pyidaungsu" officeooo:paragraph-rsid="001b2335" style:font-name-complex="Pyidaungsu"/>
    </style:style>
    <style:style style:name="P261" style:family="paragraph" style:parent-style-name="Heading_20_4">
      <style:paragraph-properties fo:text-align="justify" style:justify-single-word="false"/>
      <style:text-properties style:font-name="Pyidaungsu" officeooo:paragraph-rsid="0018d85e" style:font-name-complex="Pyidaungsu"/>
    </style:style>
    <style:style style:name="P262"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63" style:family="paragraph" style:parent-style-name="Heading_20_4">
      <style:text-properties style:font-name="Pyidaungsu" fo:font-style="normal" officeooo:rsid="001b781b" officeooo:paragraph-rsid="001b781b" style:font-style-asian="normal" style:font-style-complex="normal"/>
    </style:style>
    <style:style style:name="P264" style:family="paragraph" style:parent-style-name="Heading_20_4">
      <style:paragraph-properties fo:break-before="page"/>
    </style:style>
    <style:style style:name="P265"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6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6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26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26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27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27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27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27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74"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7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27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27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27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d02eda" officeooo:paragraph-rsid="00d02eda" style:font-size-asian="13pt" style:font-weight-asian="normal" style:font-name-complex="Pyidaungsu" style:font-size-complex="13pt" style:font-weight-complex="normal"/>
    </style:style>
    <style:style style:name="P279"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280" style:family="paragraph" style:parent-style-name="Text_20_body">
      <style:paragraph-properties fo:text-align="justify" style:justify-single-word="false"/>
      <style:text-properties officeooo:paragraph-rsid="00bd82d8"/>
    </style:style>
    <style:style style:name="P281" style:family="paragraph" style:parent-style-name="Text_20_body">
      <style:paragraph-properties fo:text-align="justify" style:justify-single-word="false"/>
      <style:text-properties fo:font-size="14pt" officeooo:rsid="00d02eda" officeooo:paragraph-rsid="00bd82d8" style:font-size-asian="14pt" style:font-name-complex="Pyidaungsu" style:font-size-complex="14pt"/>
    </style:style>
    <style:style style:name="P282" style:family="paragraph">
      <loext:graphic-properties draw:fill="none" draw:fill-color="#ffffff"/>
      <style:paragraph-properties style:writing-mode="lr-tb"/>
    </style:style>
    <style:style style:name="P283" style:family="paragraph">
      <loext:graphic-properties draw:fill="solid" draw:fill-color="#333333"/>
      <style:paragraph-properties style:writing-mode="lr-tb"/>
    </style:style>
    <style:style style:name="P284" style:family="paragraph">
      <style:paragraph-properties fo:margin-top="0.0398in" fo:margin-bottom="0.0398in" fo:line-height="100%" fo:text-align="justify">
        <style:tab-stops>
          <style:tab-stop style:position="0.1417in"/>
          <style:tab-stop style:position="3.6142in" style:type="right"/>
        </style:tab-stops>
      </style:paragraph-properties>
    </style:style>
    <style:style style:name="P285" style:family="paragraph">
      <loext:graphic-properties draw:fill="none" draw:fill-color="#ffffff"/>
      <style:paragraph-properties style:writing-mode="lr-tb"/>
      <style:text-properties fo:font-weight="bold" style:font-weight-asian="bold" style:font-weight-complex="bold"/>
    </style:style>
    <style:style style:name="P286" style:family="paragraph">
      <style:paragraph-properties fo:text-align="justify"/>
    </style:style>
    <style:style style:name="P287"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officeooo:rsid="00778135" style:font-size-asian="13pt" style:font-name-complex="Pyidaungsu" style:font-size-complex="13pt"/>
    </style:style>
    <style:style style:name="T17" style:family="text">
      <style:text-properties style:font-name="Pyidaungsu" fo:font-size="13pt" officeooo:rsid="00794c12" style:font-size-asian="13pt" style:font-name-complex="Pyidaungsu" style:font-size-complex="13pt"/>
    </style:style>
    <style:style style:name="T18" style:family="text">
      <style:text-properties style:font-name="Pyidaungsu" fo:font-size="13pt" officeooo:rsid="00797cbe" style:font-size-asian="13pt" style:font-name-complex="Pyidaungsu" style:font-size-complex="13pt"/>
    </style:style>
    <style:style style:name="T19" style:family="text">
      <style:text-properties style:font-name="Pyidaungsu" fo:font-size="13pt" officeooo:rsid="007bf073" style:font-size-asian="13pt" style:font-name-complex="Pyidaungsu" style:font-size-complex="13pt"/>
    </style:style>
    <style:style style:name="T20" style:family="text">
      <style:text-properties style:font-name="Pyidaungsu" fo:font-size="13pt" officeooo:rsid="007ca2ab" style:font-size-asian="13pt" style:font-name-complex="Pyidaungsu" style:font-size-complex="13pt"/>
    </style:style>
    <style:style style:name="T21" style:family="text">
      <style:text-properties style:font-name="Pyidaungsu" fo:font-size="13pt" officeooo:rsid="008e56f5" style:font-size-asian="13pt" style:font-name-complex="Pyidaungsu" style:font-size-complex="13pt"/>
    </style:style>
    <style:style style:name="T22" style:family="text">
      <style:text-properties style:font-name="Pyidaungsu" fo:font-size="13pt" officeooo:rsid="008f8997" style:font-size-asian="13pt" style:font-name-complex="Pyidaungsu" style:font-size-complex="13pt"/>
    </style:style>
    <style:style style:name="T23" style:family="text">
      <style:text-properties style:font-name="Pyidaungsu" fo:font-size="13pt" officeooo:rsid="00958307" style:font-size-asian="13pt" style:font-name-complex="Pyidaungsu" style:font-size-complex="13pt"/>
    </style:style>
    <style:style style:name="T24" style:family="text">
      <style:text-properties style:font-name="Pyidaungsu" fo:font-size="13pt" officeooo:rsid="00aac838" style:font-size-asian="13pt" style:font-name-complex="Pyidaungsu" style:font-size-complex="13pt"/>
    </style:style>
    <style:style style:name="T25" style:family="text">
      <style:text-properties style:font-name="Pyidaungsu" fo:font-size="13pt" officeooo:rsid="00ac31d8" style:font-size-asian="13pt" style:font-name-complex="Pyidaungsu" style:font-size-complex="13pt"/>
    </style:style>
    <style:style style:name="T26" style:family="text">
      <style:text-properties style:font-name="Pyidaungsu" fo:font-size="13pt" officeooo:rsid="00ad1358" style:font-size-asian="13pt" style:font-name-complex="Pyidaungsu" style:font-size-complex="13pt"/>
    </style:style>
    <style:style style:name="T27" style:family="text">
      <style:text-properties style:font-name="Pyidaungsu" fo:font-size="13pt" officeooo:rsid="00c2475d" style:font-size-asian="13pt" style:font-name-complex="Pyidaungsu" style:font-size-complex="13pt"/>
    </style:style>
    <style:style style:name="T28" style:family="text">
      <style:text-properties style:font-name="Pyidaungsu" fo:font-size="13pt" officeooo:rsid="00c37b4a" style:font-size-asian="13pt" style:font-name-complex="Pyidaungsu" style:font-size-complex="13pt"/>
    </style:style>
    <style:style style:name="T29" style:family="text">
      <style:text-properties style:font-name="Pyidaungsu" fo:font-size="13pt" officeooo:rsid="00c3ebef" style:font-size-asian="13pt" style:font-name-complex="Pyidaungsu" style:font-size-complex="13pt"/>
    </style:style>
    <style:style style:name="T30"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31"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32"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33"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34"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35"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36"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37" style:family="text">
      <style:text-properties style:font-name="Pyidaungsu" fo:font-size="13pt" fo:language="zxx" fo:country="none" style:font-size-asian="13pt" style:font-name-complex="Pyidaungsu" style:font-size-complex="13pt"/>
    </style:style>
    <style:style style:name="T38"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9"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0" style:family="text">
      <style:text-properties style:font-name="Pyidaungsu" fo:font-size="13pt" fo:language="zxx" fo:country="none" officeooo:rsid="0041b753" style:font-size-asian="13pt" style:font-name-complex="Pyidaungsu" style:font-size-complex="13pt"/>
    </style:style>
    <style:style style:name="T41" style:family="text">
      <style:text-properties style:font-name="Pyidaungsu" fo:font-size="13pt" fo:language="zxx" fo:country="none" officeooo:rsid="0040077e" style:font-size-asian="13pt" style:font-name-complex="Pyidaungsu" style:font-size-complex="13pt"/>
    </style:style>
    <style:style style:name="T42" style:family="text">
      <style:text-properties style:font-name="Pyidaungsu" fo:font-size="13pt" fo:language="zxx" fo:country="none" officeooo:rsid="0042b938" style:font-size-asian="13pt" style:font-name-complex="Pyidaungsu" style:font-size-complex="13pt"/>
    </style:style>
    <style:style style:name="T43" style:family="text">
      <style:text-properties style:font-name="Pyidaungsu" fo:font-size="13pt" fo:language="zxx" fo:country="none" officeooo:rsid="00591360" style:font-size-asian="13pt" style:font-name-complex="Pyidaungsu" style:font-size-complex="13pt"/>
    </style:style>
    <style:style style:name="T44" style:family="text">
      <style:text-properties style:font-name="Pyidaungsu" fo:font-size="13pt" fo:language="zxx" fo:country="none" officeooo:rsid="006037bc" style:font-size-asian="13pt" style:font-name-complex="Pyidaungsu" style:font-size-complex="13pt"/>
    </style:style>
    <style:style style:name="T45" style:family="text">
      <style:text-properties style:font-name="Pyidaungsu" fo:font-size="13pt" fo:language="zxx" fo:country="none" officeooo:rsid="007504c6" style:font-size-asian="13pt" style:font-name-complex="Pyidaungsu" style:font-size-complex="13pt"/>
    </style:style>
    <style:style style:name="T46"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7" style:family="text">
      <style:text-properties style:font-name="Pyidaungsu" fo:font-size="13pt" fo:language="zxx" fo:country="none" officeooo:rsid="00a40045" style:font-size-asian="13pt" style:font-name-complex="Pyidaungsu" style:font-size-complex="13pt"/>
    </style:style>
    <style:style style:name="T48" style:family="text">
      <style:text-properties style:font-name="Pyidaungsu" fo:font-size="13pt" fo:language="zxx" fo:country="none" officeooo:rsid="00a4390f" style:font-size-asian="13pt" style:font-name-complex="Pyidaungsu" style:font-size-complex="13pt"/>
    </style:style>
    <style:style style:name="T49" style:family="text">
      <style:text-properties style:font-name="Pyidaungsu" fo:font-size="13pt" fo:language="zxx" fo:country="none" officeooo:rsid="00a5f8a3" style:font-size-asian="13pt" style:font-name-complex="Pyidaungsu" style:font-size-complex="13pt"/>
    </style:style>
    <style:style style:name="T50" style:family="text">
      <style:text-properties style:font-name="Pyidaungsu" fo:font-size="13pt" fo:language="zxx" fo:country="none" officeooo:rsid="00a6126a" style:font-size-asian="13pt" style:font-name-complex="Pyidaungsu" style:font-size-complex="13pt"/>
    </style:style>
    <style:style style:name="T51" style:family="text">
      <style:text-properties style:font-name="Pyidaungsu" fo:font-size="13pt" fo:language="zxx" fo:country="none" officeooo:rsid="00a7ab1f" style:font-size-asian="13pt" style:font-name-complex="Pyidaungsu" style:font-size-complex="13pt"/>
    </style:style>
    <style:style style:name="T52" style:family="text">
      <style:text-properties style:font-name="Pyidaungsu" fo:font-size="13pt" fo:language="zxx" fo:country="none" officeooo:rsid="00a825b2" style:font-size-asian="13pt" style:font-name-complex="Pyidaungsu" style:font-size-complex="13pt"/>
    </style:style>
    <style:style style:name="T53" style:family="text">
      <style:text-properties style:font-name="Pyidaungsu" fo:font-size="13pt" fo:language="zxx" fo:country="none" officeooo:rsid="00a96e60" style:font-size-asian="13pt" style:font-name-complex="Pyidaungsu" style:font-size-complex="13pt"/>
    </style:style>
    <style:style style:name="T54" style:family="text">
      <style:text-properties style:font-name="Pyidaungsu" fo:font-size="13pt" fo:language="zxx" fo:country="none" officeooo:rsid="00bd82d8" style:font-size-asian="13pt" style:font-name-complex="Pyidaungsu" style:font-size-complex="13pt"/>
    </style:style>
    <style:style style:name="T55" style:family="text">
      <style:text-properties style:font-name="Pyidaungsu" fo:font-size="13pt" fo:language="zxx" fo:country="none" officeooo:rsid="00c2475d" style:font-size-asian="13pt" style:font-name-complex="Pyidaungsu" style:font-size-complex="13pt"/>
    </style:style>
    <style:style style:name="T56"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57"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58"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59"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0"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61" style:family="text">
      <style:text-properties style:font-name="Pyidaungsu" fo:font-size="13pt" fo:language="zxx" fo:country="none" officeooo:rsid="00af04d5" style:font-size-asian="13pt" style:font-weight-asian="normal" style:font-name-complex="Pyidaungsu" style:font-size-complex="13pt" style:font-weight-complex="normal"/>
    </style:style>
    <style:style style:name="T62"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63"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64"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65"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66"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67"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68"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69"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70"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71"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72"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73"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74" style:family="text">
      <style:text-properties style:font-name="Pyidaungsu" fo:font-size="13pt" fo:language="zxx" fo:country="none" fo:font-weight="bold" officeooo:rsid="00bd82d8" style:font-size-asian="13pt" style:font-weight-asian="bold" style:font-name-complex="Pyidaungsu" style:font-size-complex="13pt" style:font-weight-complex="bold"/>
    </style:style>
    <style:style style:name="T75" style:family="text">
      <style:text-properties style:font-name="Pyidaungsu" fo:font-size="13pt" style:text-underline-style="none" officeooo:rsid="003edf5a" style:font-size-asian="13pt" style:font-name-complex="Pyidaungsu" style:font-size-complex="13pt"/>
    </style:style>
    <style:style style:name="T76" style:family="text">
      <style:text-properties style:font-name="Pyidaungsu" fo:font-size="13pt" fo:font-weight="bold" officeooo:rsid="005b3ec3" style:font-size-asian="13pt" style:font-weight-asian="bold" style:font-name-complex="Pyidaungsu" style:font-size-complex="13pt" style:font-weight-complex="bold"/>
    </style:style>
    <style:style style:name="T77" style:family="text">
      <style:text-properties style:font-name="Pyidaungsu" fo:font-size="13pt" fo:font-weight="bold" officeooo:rsid="00797cbe" style:font-size-asian="13pt" style:font-weight-asian="bold" style:font-name-complex="Pyidaungsu" style:font-size-complex="13pt" style:font-weight-complex="bold"/>
    </style:style>
    <style:style style:name="T78"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79"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80" style:family="text">
      <style:text-properties style:font-name="Pyidaungsu" fo:font-size="13pt" fo:font-weight="normal" officeooo:rsid="00af04d5" style:font-size-asian="13pt" style:font-weight-asian="normal" style:font-name-complex="Pyidaungsu" style:font-size-complex="13pt" style:font-weight-complex="normal"/>
    </style:style>
    <style:style style:name="T81" style:family="text">
      <style:text-properties style:font-name="Pyidaungsu" fo:font-style="normal" officeooo:rsid="001bf43a" style:font-style-asian="normal" style:font-style-complex="normal"/>
    </style:style>
    <style:style style:name="T82" style:family="text">
      <style:text-properties style:font-name="Pyidaungsu" fo:font-style="normal" fo:font-weight="normal" officeooo:rsid="00b38187" style:font-style-asian="normal" style:font-weight-asian="normal" style:font-name-complex="Pyidaungsu" style:font-style-complex="normal" style:font-weight-complex="normal"/>
    </style:style>
    <style:style style:name="T83" style:family="text">
      <style:text-properties style:font-name="Pyidaungsu" fo:font-style="normal" fo:font-weight="normal" officeooo:rsid="00b43329" style:font-style-asian="normal" style:font-weight-asian="normal" style:font-name-complex="Pyidaungsu" style:font-style-complex="normal" style:font-weight-complex="normal"/>
    </style:style>
    <style:style style:name="T84" style:family="text">
      <style:text-properties style:font-name="Pyidaungsu" fo:language="zxx" fo:country="none" style:font-name-complex="Pyidaungsu"/>
    </style:style>
    <style:style style:name="T85" style:family="text">
      <style:text-properties style:font-name="Pyidaungsu" fo:language="zxx" fo:country="none" officeooo:rsid="0032a9f2" style:font-name-complex="Pyidaungsu"/>
    </style:style>
    <style:style style:name="T86" style:family="text">
      <style:text-properties style:font-name="Pyidaungsu" fo:language="zxx" fo:country="none" officeooo:rsid="00342f7d" style:font-name-complex="Pyidaungsu"/>
    </style:style>
    <style:style style:name="T87" style:family="text">
      <style:text-properties style:font-name="Pyidaungsu" fo:font-weight="normal" style:font-weight-asian="normal" style:font-name-complex="Pyidaungsu" style:font-weight-complex="normal"/>
    </style:style>
    <style:style style:name="T88" style:family="text">
      <style:text-properties style:font-name="Pyidaungsu" fo:font-weight="normal" officeooo:rsid="0073ef8c" style:font-weight-asian="normal" style:font-name-complex="Pyidaungsu" style:font-weight-complex="normal"/>
    </style:style>
    <style:style style:name="T89" style:family="text">
      <style:text-properties style:font-name="Pyidaungsu" fo:font-size="14pt" officeooo:rsid="00c852e3" style:font-size-asian="14pt" style:font-name-complex="Pyidaungsu" style:font-size-complex="14pt"/>
    </style:style>
    <style:style style:name="T90" style:family="text">
      <style:text-properties style:font-name="Pyidaungsu" fo:font-size="14pt" officeooo:rsid="00c99760" style:font-size-asian="14pt" style:font-name-complex="Pyidaungsu" style:font-size-complex="14pt"/>
    </style:style>
    <style:style style:name="T91" style:family="text">
      <style:text-properties fo:font-style="normal" style:font-style-asian="normal" style:font-style-complex="normal"/>
    </style:style>
    <style:style style:name="T92" style:family="text">
      <style:text-properties fo:font-style="normal" officeooo:rsid="0018d85e" style:font-style-asian="normal" style:font-style-complex="normal"/>
    </style:style>
    <style:style style:name="T93" style:family="text">
      <style:text-properties fo:font-style="normal" officeooo:rsid="001af2cd" style:font-style-asian="normal" style:font-style-complex="normal"/>
    </style:style>
    <style:style style:name="T94" style:family="text">
      <style:text-properties fo:font-style="normal" fo:font-weight="normal" style:font-style-asian="normal" style:font-weight-asian="normal"/>
    </style:style>
    <style:style style:name="T95" style:family="text">
      <style:text-properties fo:font-style="normal" fo:font-weight="normal" officeooo:rsid="0018d85e" style:font-style-asian="normal" style:font-weight-asian="normal" style:font-style-complex="normal" style:font-weight-complex="normal"/>
    </style:style>
    <style:style style:name="T96" style:family="text">
      <style:text-properties fo:font-style="normal" fo:font-weight="normal" officeooo:rsid="0019cd20" style:font-style-asian="normal" style:font-weight-asian="normal" style:font-style-complex="normal" style:font-weight-complex="normal"/>
    </style:style>
    <style:style style:name="T97" style:family="text">
      <style:text-properties fo:font-style="normal" fo:font-weight="normal" officeooo:rsid="001af2cd" style:font-style-asian="normal" style:font-weight-asian="normal" style:font-style-complex="normal" style:font-weight-complex="normal"/>
    </style:style>
    <style:style style:name="T98" style:family="text">
      <style:text-properties fo:font-style="normal" fo:font-weight="normal" officeooo:rsid="007a5980" style:font-style-asian="normal" style:font-weight-asian="normal"/>
    </style:style>
    <style:style style:name="T99" style:family="text">
      <style:text-properties fo:font-style="normal" fo:font-weight="bold" officeooo:rsid="0018d85e" style:font-style-asian="normal" style:font-weight-asian="bold" style:font-style-complex="normal" style:font-weight-complex="bold"/>
    </style:style>
    <style:style style:name="T100" style:family="text">
      <style:text-properties fo:font-style="normal" fo:font-weight="bold" officeooo:rsid="0019cd20" style:font-style-asian="normal" style:font-weight-asian="bold" style:font-style-complex="normal" style:font-weight-complex="bold"/>
    </style:style>
    <style:style style:name="T101" style:family="text">
      <style:text-properties fo:font-size="13pt" fo:font-style="normal" officeooo:rsid="001b2335" style:font-size-asian="13pt" style:font-style-asian="normal" style:font-name-complex="Pyidaungsu" style:font-size-complex="13pt" style:font-style-complex="normal"/>
    </style:style>
    <style:style style:name="T102" style:family="text">
      <style:text-properties fo:font-size="13pt" fo:font-style="normal" officeooo:rsid="001bf43a" style:font-size-asian="13pt" style:font-style-asian="normal" style:font-name-complex="Pyidaungsu" style:font-size-complex="13pt" style:font-style-complex="normal"/>
    </style:style>
    <style:style style:name="T103"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04" style:family="text">
      <style:text-properties style:text-position="0% 100%" style:font-name="Pyidaungsu" fo:font-weight="bold" officeooo:rsid="001772bc" style:font-weight-asian="bold" style:font-name-complex="Pyidaungsu" style:font-weight-complex="bold"/>
    </style:style>
    <style:style style:name="T105" style:family="text">
      <style:text-properties style:text-position="0% 100%" style:font-name="Pyidaungsu" fo:font-weight="normal" style:font-weight-asian="normal" style:font-name-complex="Pyidaungsu" style:font-weight-complex="normal"/>
    </style:style>
    <style:style style:name="T106" style:family="text">
      <style:text-properties style:text-position="0% 100%" style:font-name="Pyidaungsu" fo:font-weight="normal" officeooo:rsid="001772bc" style:font-weight-asian="normal" style:font-name-complex="Pyidaungsu" style:font-weight-complex="normal"/>
    </style:style>
    <style:style style:name="T107" style:family="text">
      <style:text-properties style:text-position="0% 100%" style:font-name="Pyidaungsu" style:font-name-complex="Pyidaungsu"/>
    </style:style>
    <style:style style:name="T108" style:family="text">
      <style:text-properties fo:font-weight="bold" officeooo:rsid="0018d85e" style:font-weight-asian="bold" style:font-weight-complex="bold"/>
    </style:style>
    <style:style style:name="T109" style:family="text">
      <style:text-properties fo:font-weight="bold" officeooo:rsid="001af2cd" style:font-weight-asian="bold" style:font-weight-complex="bold"/>
    </style:style>
    <style:style style:name="T110" style:family="text">
      <style:text-properties fo:font-weight="bold" officeooo:rsid="005d9679" style:font-weight-asian="bold" style:font-weight-complex="bold"/>
    </style:style>
    <style:style style:name="T111" style:family="text">
      <style:text-properties fo:font-weight="bold" officeooo:rsid="00ae1509" style:font-weight-asian="bold" style:font-weight-complex="bold"/>
    </style:style>
    <style:style style:name="T112" style:family="text">
      <style:text-properties fo:font-weight="bold" style:font-weight-asian="bold" style:font-name-complex="Pyidaungsu" style:font-weight-complex="bold"/>
    </style:style>
    <style:style style:name="T113" style:family="text">
      <style:text-properties fo:font-weight="bold" officeooo:rsid="00aac838" style:font-weight-asian="bold" style:font-name-complex="Pyidaungsu" style:font-weight-complex="bold"/>
    </style:style>
    <style:style style:name="T114" style:family="text">
      <style:text-properties officeooo:rsid="0018d85e"/>
    </style:style>
    <style:style style:name="T115" style:family="text">
      <style:text-properties officeooo:rsid="0019cd20"/>
    </style:style>
    <style:style style:name="T116" style:family="text">
      <style:text-properties officeooo:rsid="001af2cd"/>
    </style:style>
    <style:style style:name="T117" style:family="text">
      <style:text-properties officeooo:rsid="001fbcdd"/>
    </style:style>
    <style:style style:name="T118"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19" style:family="text">
      <style:text-properties fo:color="#eeeeee" loext:opacity="100%" fo:font-style="normal" style:text-underline-style="none" fo:font-weight="normal"/>
    </style:style>
    <style:style style:name="T120" style:family="text">
      <style:text-properties fo:color="#eeeeee" loext:opacity="100%" fo:font-style="normal" style:text-underline-style="none" fo:font-weight="normal" officeooo:rsid="004bc60b"/>
    </style:style>
    <style:style style:name="T121" style:family="text">
      <style:text-properties fo:color="#eeeeee" loext:opacity="100%" fo:font-style="normal" style:text-underline-style="none" fo:font-weight="normal" style:font-style-asian="normal" style:font-weight-asian="normal"/>
    </style:style>
    <style:style style:name="T122" style:family="text">
      <style:text-properties fo:color="#eeeeee" loext:opacity="100%" fo:font-style="normal" style:text-underline-style="none" fo:font-weight="normal" style:font-name-complex="Pyidaungsu"/>
    </style:style>
    <style:style style:name="T123" style:family="text">
      <style:text-properties fo:color="#eeeeee" loext:opacity="100%" fo:font-style="normal" style:text-underline-style="none" fo:font-weight="normal" officeooo:rsid="00816df2"/>
    </style:style>
    <style:style style:name="T124" style:family="text">
      <style:text-properties fo:color="#eeeeee" loext:opacity="100%" fo:font-style="normal" style:text-underline-style="none" fo:font-weight="normal" style:font-weight-asian="bold" style:font-name-complex="Pyidaungsu" style:font-weight-complex="bold"/>
    </style:style>
    <style:style style:name="T125"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26"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27" style:family="text">
      <style:text-properties fo:color="#eeeeee" loext:opacity="100%" style:font-name="Liberation Sans" fo:font-size="13pt" fo:font-style="normal" style:text-underline-style="none" fo:font-weight="normal" style:font-size-asian="13pt" style:font-name-complex="Pyidaungsu" style:font-size-complex="13pt"/>
    </style:style>
    <style:style style:name="T128" style:family="text">
      <style:text-properties fo:color="#eeeeee" loext:opacity="100%" style:font-name="Liberation Sans" fo:font-size="14pt" fo:font-style="normal" style:text-underline-style="none" fo:font-weight="normal" style:font-size-asian="14pt" style:font-name-complex="Pyidaungsu" style:font-size-complex="14pt"/>
    </style:style>
    <style:style style:name="T129"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30" style:family="text">
      <style:text-properties fo:color="#eeeeee" loext:opacity="100%" style:font-name="Pyidaungsu" fo:font-size="13pt" fo:font-style="normal" style:text-underline-style="none" fo:font-weight="normal" style:font-size-asian="13pt" style:font-name-complex="Pyidaungsu" style:font-size-complex="13pt"/>
    </style:style>
    <style:style style:name="T131"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32" style:family="text">
      <style:text-properties fo:color="#eeeeee" loext:opacity="100%" style:font-name="Liberation Serif" fo:font-style="normal" style:text-underline-style="none" fo:font-weight="normal" officeooo:rsid="004bc60b"/>
    </style:style>
    <style:style style:name="T133" style:family="text">
      <style:text-properties fo:color="#eeeeee" loext:opacity="100%" style:font-name="Liberation Mono" fo:font-size="13pt" fo:font-style="normal" style:text-underline-style="none" fo:font-weight="normal" style:font-size-asian="13pt" style:font-name-complex="Pyidaungsu" style:font-size-complex="13pt"/>
    </style:style>
    <style:style style:name="T134" style:family="text">
      <style:text-properties fo:color="#b4c7dc" loext:opacity="100%" fo:font-style="normal" style:text-underline-style="none" fo:font-weight="normal"/>
    </style:style>
    <style:style style:name="T135" style:family="text">
      <style:text-properties fo:color="#b4c7dc" loext:opacity="100%" fo:font-style="normal" style:text-underline-style="none" fo:font-weight="normal" officeooo:rsid="004bc60b"/>
    </style:style>
    <style:style style:name="T136" style:family="text">
      <style:text-properties fo:color="#b4c7dc" loext:opacity="100%" fo:font-style="normal" style:text-underline-style="none" fo:font-weight="normal" style:font-style-asian="normal" style:font-name-complex="Pyidaungsu" style:font-style-complex="normal"/>
    </style:style>
    <style:style style:name="T137" style:family="text">
      <style:text-properties fo:color="#b4c7dc" loext:opacity="100%" fo:font-style="normal" style:text-underline-style="none" fo:font-weight="normal" officeooo:rsid="004fca88" style:font-style-asian="normal" style:font-name-complex="Pyidaungsu" style:font-style-complex="normal"/>
    </style:style>
    <style:style style:name="T138" style:family="text">
      <style:text-properties fo:color="#b4c7dc" loext:opacity="100%" fo:font-style="normal" style:text-underline-style="none" fo:font-weight="normal" style:font-style-asian="normal" style:font-weight-asian="normal"/>
    </style:style>
    <style:style style:name="T139" style:family="text">
      <style:text-properties fo:color="#b4c7dc" loext:opacity="100%" fo:font-style="normal" style:text-underline-style="none" fo:font-weight="normal" style:font-name-complex="Pyidaungsu"/>
    </style:style>
    <style:style style:name="T140" style:family="text">
      <style:text-properties fo:color="#b4c7dc" loext:opacity="100%" fo:font-style="normal" style:text-underline-style="none" fo:font-weight="normal" style:font-weight-asian="bold" style:font-name-complex="Pyidaungsu" style:font-weight-complex="bold"/>
    </style:style>
    <style:style style:name="T141" style:family="text">
      <style:text-properties fo:color="#b4c7dc" loext:opacity="100%" fo:font-style="normal" style:text-underline-style="none" fo:font-weight="normal" officeooo:rsid="00c6e96e"/>
    </style:style>
    <style:style style:name="T142" style:family="text">
      <style:text-properties fo:color="#b4c7dc" loext:opacity="100%" fo:font-style="normal" style:text-underline-style="none" fo:font-weight="normal" officeooo:rsid="00cc2392"/>
    </style:style>
    <style:style style:name="T143"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44"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45" style:family="text">
      <style:text-properties fo:color="#b4c7dc" loext:opacity="100%" fo:font-size="13pt" fo:font-style="normal" style:text-underline-style="none" fo:font-weight="normal" style:font-size-asian="13pt" style:font-name-complex="Pyidaungsu" style:font-size-complex="13pt"/>
    </style:style>
    <style:style style:name="T146"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47"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48"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49"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50"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51"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2"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53"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54"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55" style:family="text">
      <style:text-properties fo:color="#b4c7dc" loext:opacity="100%" style:font-name="Pyidaungsu" fo:font-size="14pt" fo:font-style="normal" style:text-underline-style="none" fo:font-weight="normal" officeooo:rsid="00c99760" style:font-size-asian="14pt" style:font-name-complex="Pyidaungsu" style:font-size-complex="14pt"/>
    </style:style>
    <style:style style:name="T156"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57"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58"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59"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60"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61"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62"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63"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64" style:family="text">
      <style:text-properties fo:color="#b4c7dc" loext:opacity="100%" style:font-name="Liberation Sans" fo:font-size="14pt" fo:font-style="normal" style:text-underline-style="none" fo:font-weight="normal" style:font-size-asian="14pt" style:font-name-complex="Pyidaungsu" style:font-size-complex="14pt"/>
    </style:style>
    <style:style style:name="T165" style:family="text">
      <style:text-properties fo:color="#b4c7dc" loext:opacity="100%" style:font-name="Liberation Serif" fo:font-style="normal" style:text-underline-style="none" fo:font-weight="normal" officeooo:rsid="004bc60b"/>
    </style:style>
    <style:style style:name="T166" style:family="text">
      <style:text-properties fo:color="#b4c7dc" loext:opacity="100%" style:font-name="Liberation Mono" fo:font-size="13pt" fo:font-style="normal" style:text-underline-style="none" fo:font-weight="normal" style:font-size-asian="13pt" style:font-name-complex="Pyidaungsu" style:font-size-complex="13pt"/>
    </style:style>
    <style:style style:name="T167" style:family="text">
      <style:text-properties fo:color="#dde8cb" loext:opacity="100%" fo:font-style="normal" style:text-underline-style="none" fo:font-weight="normal"/>
    </style:style>
    <style:style style:name="T168" style:family="text">
      <style:text-properties fo:color="#dde8cb" loext:opacity="100%" fo:font-style="normal" style:text-underline-style="none" fo:font-weight="normal" officeooo:rsid="004bc60b"/>
    </style:style>
    <style:style style:name="T169" style:family="text">
      <style:text-properties fo:color="#dde8cb" loext:opacity="100%" fo:font-style="normal" style:text-underline-style="none" fo:font-weight="normal" style:font-style-asian="normal" style:font-name-complex="Pyidaungsu" style:font-style-complex="normal"/>
    </style:style>
    <style:style style:name="T170" style:family="text">
      <style:text-properties fo:color="#dde8cb" loext:opacity="100%" fo:font-style="normal" style:text-underline-style="none" fo:font-weight="normal" officeooo:rsid="004fca88" style:font-style-asian="normal" style:font-name-complex="Pyidaungsu" style:font-style-complex="normal"/>
    </style:style>
    <style:style style:name="T171" style:family="text">
      <style:text-properties fo:color="#dde8cb" loext:opacity="100%" fo:font-style="normal" style:text-underline-style="none" fo:font-weight="normal" style:font-style-asian="normal" style:font-weight-asian="normal"/>
    </style:style>
    <style:style style:name="T172" style:family="text">
      <style:text-properties fo:color="#dde8cb" loext:opacity="100%" fo:font-style="normal" style:text-underline-style="none" fo:font-weight="normal" style:font-name-complex="Pyidaungsu"/>
    </style:style>
    <style:style style:name="T173" style:family="text">
      <style:text-properties fo:color="#dde8cb" loext:opacity="100%" fo:font-style="normal" style:text-underline-style="none" fo:font-weight="normal" officeooo:rsid="00838e07"/>
    </style:style>
    <style:style style:name="T174" style:family="text">
      <style:text-properties fo:color="#dde8cb" loext:opacity="100%" fo:font-style="normal" style:text-underline-style="none" fo:font-weight="normal" style:font-weight-asian="bold" style:font-name-complex="Pyidaungsu" style:font-weight-complex="bold"/>
    </style:style>
    <style:style style:name="T175" style:family="text">
      <style:text-properties fo:color="#dde8cb" loext:opacity="100%" fo:font-style="normal" style:text-underline-style="none" fo:font-weight="normal" officeooo:rsid="00c6e96e"/>
    </style:style>
    <style:style style:name="T176" style:family="text">
      <style:text-properties fo:color="#dde8cb" loext:opacity="100%" fo:font-style="normal" style:text-underline-style="none" fo:font-weight="normal" officeooo:rsid="00cc2392"/>
    </style:style>
    <style:style style:name="T177"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78"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79" style:family="text">
      <style:text-properties fo:color="#dde8cb" loext:opacity="100%" fo:font-size="13pt" fo:font-style="normal" style:text-underline-style="none" fo:font-weight="normal" style:font-size-asian="13pt" style:font-name-complex="Pyidaungsu" style:font-size-complex="13pt"/>
    </style:style>
    <style:style style:name="T180"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81" style:family="text">
      <style:text-properties fo:color="#dde8cb" loext:opacity="100%" fo:font-size="13pt" fo:font-style="normal" style:text-underline-style="none" fo:font-weight="normal" officeooo:rsid="00c6e96e" style:font-size-asian="13pt" style:font-name-complex="Pyidaungsu" style:font-size-complex="13pt"/>
    </style:style>
    <style:style style:name="T182"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83"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84"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5"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86"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87"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88"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9"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90" style:family="text">
      <style:text-properties fo:color="#dde8cb" loext:opacity="100%" style:font-name="Pyidaungsu" fo:font-size="14pt" fo:font-style="normal" style:text-underline-style="none" fo:font-weight="normal" officeooo:rsid="00c99760" style:font-size-asian="14pt" style:font-name-complex="Pyidaungsu" style:font-size-complex="14pt"/>
    </style:style>
    <style:style style:name="T191"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92"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93"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94"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95"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96"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97"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198" style:family="text">
      <style:text-properties fo:color="#dde8cb" loext:opacity="100%" style:font-name="Liberation Sans" fo:font-size="14pt" fo:font-style="normal" style:text-underline-style="none" fo:font-weight="normal" style:font-size-asian="14pt" style:font-name-complex="Pyidaungsu" style:font-size-complex="14pt"/>
    </style:style>
    <style:style style:name="T199" style:family="text">
      <style:text-properties fo:color="#ffa6a6" loext:opacity="100%" fo:font-style="normal" style:text-underline-style="none" fo:font-weight="normal"/>
    </style:style>
    <style:style style:name="T200" style:family="text">
      <style:text-properties fo:color="#ffa6a6" loext:opacity="100%" fo:font-style="normal" style:text-underline-style="none" fo:font-weight="normal" officeooo:rsid="004bc60b"/>
    </style:style>
    <style:style style:name="T201" style:family="text">
      <style:text-properties fo:color="#ffa6a6" loext:opacity="100%" fo:font-style="normal" style:text-underline-style="none" fo:font-weight="normal" style:font-style-asian="normal" style:font-weight-asian="normal"/>
    </style:style>
    <style:style style:name="T202" style:family="text">
      <style:text-properties fo:color="#ffa6a6" loext:opacity="100%" fo:font-style="normal" style:text-underline-style="none" fo:font-weight="normal" style:font-name-complex="Pyidaungsu"/>
    </style:style>
    <style:style style:name="T203"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204"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205" style:family="text">
      <style:text-properties fo:color="#ffa6a6" loext:opacity="100%" fo:font-size="13pt" fo:font-style="normal" style:text-underline-style="none" fo:font-weight="normal" style:font-size-asian="13pt" style:font-name-complex="Pyidaungsu" style:font-size-complex="13pt"/>
    </style:style>
    <style:style style:name="T206"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07"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08"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09"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10"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11"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12"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13"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14"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215"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16"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17"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218"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219"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220"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221"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222"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223"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24"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225"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226"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227"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228"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229"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230"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231"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232"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233"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234"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235"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236"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237"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238" style:family="text">
      <style:text-properties style:use-window-font-color="true" loext:opacity="0%" style:font-name="Pyidaungsu" fo:font-size="13pt" fo:language="zxx" fo:country="none" fo:font-style="normal" style:text-underline-style="none" fo:font-weight="normal" officeooo:rsid="00d6ba42" style:font-size-asian="13pt" style:font-name-complex="Pyidaungsu" style:font-size-complex="13pt"/>
    </style:style>
    <style:style style:name="T239"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240"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41"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42"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243"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244"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245"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46"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247"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48"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49"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50"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251"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252"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53"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54" style:family="text">
      <style:text-properties style:use-window-font-color="true" loext:opacity="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255"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256"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257"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58"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259"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260"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261"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262"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263"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264"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265" style:family="text">
      <style:text-properties style:use-window-font-color="true" loext:opacity="0%" style:font-name="Pyidaungsu" fo:font-size="13pt" fo:language="zxx" fo:country="none" fo:font-style="normal" style:text-underline-style="none" fo:background-color="#ffffff" loext:char-shading-value="0" style:font-size-asian="13pt" style:font-name-complex="Pyidaungsu" style:font-size-complex="13pt"/>
    </style:style>
    <style:style style:name="T266" style:family="text">
      <style:text-properties style:use-window-font-color="true" loext:opacity="0%" style:font-name="Pyidaungsu" fo:font-size="13pt" fo:language="zxx" fo:country="none" fo:font-style="normal" style:text-underline-style="none" officeooo:rsid="00bc2220" fo:background-color="#ffffff" loext:char-shading-value="0" style:font-size-asian="13pt" style:font-name-complex="Pyidaungsu" style:font-size-complex="13pt"/>
    </style:style>
    <style:style style:name="T267"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268"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269"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270"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71"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272"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273"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74"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75"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276" style:family="text">
      <style:text-properties style:use-window-font-color="true" loext:opacity="0%" fo:language="zxx" fo:country="none" fo:font-style="normal" style:text-underline-style="none" fo:background-color="#ffffff" loext:char-shading-value="0"/>
    </style:style>
    <style:style style:name="T277" style:family="text">
      <style:text-properties style:use-window-font-color="true" loext:opacity="0%" fo:language="zxx" fo:country="none" fo:font-style="normal" style:text-underline-style="none" officeooo:rsid="003d2b75" fo:background-color="#ffffff" loext:char-shading-value="0"/>
    </style:style>
    <style:style style:name="T278" style:family="text">
      <style:text-properties style:use-window-font-color="true" loext:opacity="0%" fo:language="zxx" fo:country="none" fo:font-style="normal" style:text-underline-style="none" officeooo:rsid="00bd434e" fo:background-color="#ffffff" loext:char-shading-value="0"/>
    </style:style>
    <style:style style:name="T279" style:family="text">
      <style:text-properties style:use-window-font-color="true" loext:opacity="0%" fo:language="zxx" fo:country="none" fo:font-style="normal" style:text-underline-style="none" style:font-name-complex="Pyidaungsu"/>
    </style:style>
    <style:style style:name="T280" style:family="text">
      <style:text-properties style:use-window-font-color="true" loext:opacity="0%" fo:language="zxx" fo:country="none" fo:font-style="normal" style:text-underline-style="none" officeooo:rsid="007dfc5f" style:font-name-complex="Pyidaungsu"/>
    </style:style>
    <style:style style:name="T281"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name-complex="Pyidaungsu" style:font-size-complex="14pt" style:font-weight-complex="bold"/>
    </style:style>
    <style:style style:name="T282"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283"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size-complex="14pt" style:font-weight-complex="bold"/>
    </style:style>
    <style:style style:name="T284"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size-complex="14pt" style:font-weight-complex="bold"/>
    </style:style>
    <style:style style:name="T285" style:family="text">
      <style:text-properties style:use-window-font-color="true" loext:opacity="0%" style:font-name="Liberation Sans" fo:font-size="14pt" fo:language="zxx" fo:country="none" fo:font-style="normal" style:text-underline-style="none" officeooo:rsid="00b2c132" fo:background-color="#ffffff" loext:char-shading-value="0" style:font-size-asian="14pt" style:font-name-complex="Pyidaungsu" style:font-size-complex="14pt"/>
    </style:style>
    <style:style style:name="T286"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87"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88"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89"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90"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91"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92"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3"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4"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95"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6"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97"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298"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9"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0"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1"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2"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303"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304"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305" style:family="text">
      <style:text-properties fo:color="#00008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06" style:family="text">
      <style:text-properties fo:color="#00008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07"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08"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09"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10"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1"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2"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3"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4"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15"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16"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7"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8"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319"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320"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21"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22"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323" style:family="text">
      <style:text-properties fo:color="#00008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24"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25"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26"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27"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8"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9"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330"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31"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332" style:family="text">
      <style:text-properties fo:color="#00008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33"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34"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35"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336" style:family="text">
      <style:text-properties fo:color="#000080" loext:opacity="10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337" style:family="text">
      <style:text-properties fo:color="#000080" loext:opacity="100%" style:font-name="Liberation Sans" fo:font-size="14pt" fo:language="zxx" fo:country="none" fo:font-style="normal" style:text-underline-style="none" fo:font-weight="bold" fo:background-color="#ffffff" loext:char-shading-value="0" style:font-size-asian="14pt" style:font-weight-asian="bold" style:font-size-complex="14pt" style:font-weight-complex="bold"/>
    </style:style>
    <style:style style:name="T338"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39" style:family="text">
      <style:text-properties fo:color="#000080" loext:opacity="100%" fo:language="zxx" fo:country="none" fo:font-style="normal" style:text-underline-style="none" fo:font-weight="normal" fo:background-color="#ffffff" loext:char-shading-value="0" ch2_options="{'Style': 'libreoffice-classic', 'Language': 'C++', 'UseCharStyles': 0, 'LineNumberRatio': 100, 'LineNumberStart': 1, 'MasterCharStyle': '', 'ShowLineNumbers': 0, 'ColourizeBackground': 1, 'LineNumberSeparator': '  ', 'StoreOptionsWithSnippet': 1}"/>
    </style:style>
    <style:style style:name="T340" style:family="text">
      <style:text-properties fo:color="#000080" loext:opacity="100%" fo:language="zxx" fo:country="none" fo:font-style="normal" style:text-underline-style="none" officeooo:rsid="00aac838" fo:background-color="#ffffff" loext:char-shading-value="0" style:font-name-complex="Pyidaungsu"/>
    </style:style>
    <style:style style:name="T341"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2"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43"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4"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45"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6"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7"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348"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9" style:family="text">
      <style:text-properties fo:color="#00800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50" style:family="text">
      <style:text-properties fo:color="#00800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51"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52"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53"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4"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55"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6"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7"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8"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9"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60"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1"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2"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63"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64"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65" style:family="text">
      <style:text-properties fo:color="#008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66"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67"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68"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69"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370"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71"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2"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73"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74"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375"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376"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377" style:family="text">
      <style:text-properties fo:color="#00800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78"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79"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80"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381"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82"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83"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84"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5"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6"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87"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8"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9" style:family="text">
      <style:text-properties fo:color="#ff0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90"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91"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92"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393"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394"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95" style:family="text">
      <style:text-properties officeooo:rsid="002c5d8b"/>
    </style:style>
    <style:style style:name="T396" style:family="text">
      <style:text-properties officeooo:rsid="002c5eee"/>
    </style:style>
    <style:style style:name="T397"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398" style:family="text">
      <style:text-properties officeooo:rsid="003e624c"/>
    </style:style>
    <style:style style:name="T399" style:family="text">
      <style:text-properties fo:color="#dc143c" loext:opacity="100%" style:font-name="Consolas" fo:font-size="11.25pt" fo:letter-spacing="normal" officeooo:rsid="003edf5a" fo:background-color="#ffffff" loext:char-shading-value="0" loext:padding="0in" loext:border="none"/>
    </style:style>
    <style:style style:name="T400" style:family="text">
      <style:text-properties fo:color="#dc143c" loext:opacity="100%" style:font-name="Consolas" fo:font-size="11.25pt" fo:letter-spacing="normal" officeooo:rsid="003edf5a" loext:padding="0in" loext:border="none"/>
    </style:style>
    <style:style style:name="T401" style:family="text">
      <style:text-properties fo:color="#dc143c" loext:opacity="100%" style:font-name="Consolas" fo:font-size="11.25pt" fo:letter-spacing="normal" officeooo:rsid="00424736" loext:padding="0in" loext:border="none"/>
    </style:style>
    <style:style style:name="T402"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403" style:family="text">
      <style:text-properties fo:color="#ff3838" loext:opacity="100%" style:font-name="Pyidaungsu" fo:font-size="14pt" fo:font-style="normal" style:text-underline-style="none" fo:font-weight="normal" officeooo:rsid="00c99760" style:font-size-asian="14pt" style:font-name-complex="Pyidaungsu" style:font-size-complex="14pt"/>
    </style:style>
    <style:style style:name="T404" style:family="text">
      <style:text-properties fo:color="#ff3838" loext:opacity="100%" fo:font-size="13pt" fo:font-style="normal" style:text-underline-style="none" fo:font-weight="normal" style:font-size-asian="13pt" style:font-name-complex="Pyidaungsu" style:font-size-complex="13pt"/>
    </style:style>
    <style:style style:name="T405"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406" style:family="text">
      <style:text-properties fo:color="#ff3838" loext:opacity="100%" fo:font-style="normal" style:text-underline-style="none" fo:font-weight="normal"/>
    </style:style>
    <style:style style:name="T407" style:family="text">
      <style:text-properties fo:color="#ff3838" loext:opacity="100%" fo:font-style="normal" style:text-underline-style="none" fo:font-weight="normal" officeooo:rsid="004bc60b"/>
    </style:style>
    <style:style style:name="T408" style:family="text">
      <style:text-properties fo:language="zxx" fo:country="none"/>
    </style:style>
    <style:style style:name="T409" style:family="text">
      <style:text-properties fo:language="zxx" fo:country="none" officeooo:rsid="003e624c"/>
    </style:style>
    <style:style style:name="T410" style:family="text">
      <style:text-properties fo:language="zxx" fo:country="none" officeooo:rsid="0042b938"/>
    </style:style>
    <style:style style:name="T411" style:family="text">
      <style:text-properties fo:language="zxx" fo:country="none" fo:font-style="normal" officeooo:rsid="004902da" style:font-style-asian="normal" style:font-style-complex="normal"/>
    </style:style>
    <style:style style:name="T412" style:family="text">
      <style:text-properties fo:language="zxx" fo:country="none" fo:font-style="normal" fo:font-weight="bold" style:font-style-asian="normal" style:font-weight-asian="bold" style:font-style-complex="normal" style:font-weight-complex="bold"/>
    </style:style>
    <style:style style:name="T413" style:family="text">
      <style:text-properties fo:language="zxx" fo:country="none" fo:font-style="normal" fo:font-weight="bold" officeooo:rsid="004f03e5" style:font-style-asian="normal" style:font-weight-asian="bold" style:font-style-complex="normal" style:font-weight-complex="bold"/>
    </style:style>
    <style:style style:name="T414" style:family="text">
      <style:text-properties fo:language="zxx" fo:country="none" fo:font-style="normal" fo:font-weight="bold" officeooo:rsid="004f8b7e" style:font-style-asian="normal" style:font-weight-asian="bold" style:font-style-complex="normal" style:font-weight-complex="bold"/>
    </style:style>
    <style:style style:name="T415" style:family="text">
      <style:text-properties fo:language="zxx" fo:country="none" officeooo:rsid="00591360"/>
    </style:style>
    <style:style style:name="T416" style:family="text">
      <style:text-properties fo:language="zxx" fo:country="none" officeooo:rsid="007504c6"/>
    </style:style>
    <style:style style:name="T417" style:family="text">
      <style:text-properties fo:language="zxx" fo:country="none" officeooo:rsid="0064f282" style:font-name-complex="Pyidaungsu"/>
    </style:style>
    <style:style style:name="T418" style:family="text">
      <style:text-properties officeooo:rsid="00424736"/>
    </style:style>
    <style:style style:name="T419" style:family="text">
      <style:text-properties officeooo:rsid="0042b938"/>
    </style:style>
    <style:style style:name="T420" style:family="text">
      <style:text-properties style:font-name="Liberation Sans" fo:font-size="13pt" style:font-size-asian="13pt" style:font-name-complex="Pyidaungsu" style:font-size-complex="13pt"/>
    </style:style>
    <style:style style:name="T421" style:family="text">
      <style:text-properties style:font-name="Liberation Sans" fo:font-size="13pt" officeooo:rsid="0042b938" style:font-size-asian="13pt" style:font-name-complex="Pyidaungsu" style:font-size-complex="13pt"/>
    </style:style>
    <style:style style:name="T422" style:family="text">
      <style:text-properties style:font-name="Liberation Sans" fo:font-size="13pt" officeooo:rsid="00823429" style:font-size-asian="13pt" style:font-name-complex="Pyidaungsu" style:font-size-complex="13pt"/>
    </style:style>
    <style:style style:name="T423" style:family="text">
      <style:text-properties style:font-name="Liberation Sans" fo:font-size="13pt" officeooo:rsid="00838e07" style:font-size-asian="13pt" style:font-name-complex="Pyidaungsu" style:font-size-complex="13pt"/>
    </style:style>
    <style:style style:name="T424"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425" style:family="text">
      <style:text-properties style:font-name="Liberation Sans" fo:font-size="13pt" fo:font-weight="normal" style:font-size-asian="13pt" style:font-weight-asian="normal" style:font-name-complex="Pyidaungsu" style:font-size-complex="13pt" style:font-weight-complex="normal"/>
    </style:style>
    <style:style style:name="T426"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427"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428"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429"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430"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431"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432"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433"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434"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435"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436"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437"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438"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439"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440"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441"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442"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443"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444" style:family="text">
      <style:text-properties style:font-style-asian="normal" style:font-name-complex="Pyidaungsu" style:font-style-complex="normal"/>
    </style:style>
    <style:style style:name="T445" style:family="text">
      <style:text-properties officeooo:rsid="004fca88" style:font-style-asian="normal" style:font-name-complex="Pyidaungsu" style:font-style-complex="normal"/>
    </style:style>
    <style:style style:name="T446" style:family="text">
      <style:text-properties style:font-style-asian="normal" style:font-weight-asian="normal"/>
    </style:style>
    <style:style style:name="T447" style:family="text">
      <style:text-properties officeooo:rsid="005956cd"/>
    </style:style>
    <style:style style:name="T448" style:family="text">
      <style:text-properties officeooo:rsid="005a7d75"/>
    </style:style>
    <style:style style:name="T449" style:family="text">
      <style:text-properties fo:font-weight="normal" style:font-weight-asian="normal" style:font-weight-complex="normal"/>
    </style:style>
    <style:style style:name="T450" style:family="text">
      <style:text-properties fo:font-weight="normal" officeooo:rsid="005a7d75" style:font-weight-asian="normal" style:font-weight-complex="normal"/>
    </style:style>
    <style:style style:name="T451" style:family="text">
      <style:text-properties fo:font-weight="normal" officeooo:rsid="006037bc" style:font-weight-asian="normal" style:font-weight-complex="normal"/>
    </style:style>
    <style:style style:name="T452" style:family="text">
      <style:text-properties fo:font-weight="normal" officeooo:rsid="0063c78a" style:font-weight-asian="normal" style:font-weight-complex="normal"/>
    </style:style>
    <style:style style:name="T453" style:family="text">
      <style:text-properties fo:font-weight="normal" officeooo:rsid="0064663b" style:font-weight-asian="normal" style:font-weight-complex="normal"/>
    </style:style>
    <style:style style:name="T454" style:family="text">
      <style:text-properties fo:font-weight="normal" officeooo:rsid="00af04d5" style:font-weight-asian="normal" style:font-weight-complex="normal"/>
    </style:style>
    <style:style style:name="T455" style:family="text">
      <style:text-properties officeooo:rsid="005b3ec3"/>
    </style:style>
    <style:style style:name="T456" style:family="text">
      <style:text-properties officeooo:rsid="005d9679"/>
    </style:style>
    <style:style style:name="T457" style:family="text">
      <style:text-properties officeooo:rsid="0074715e"/>
    </style:style>
    <style:style style:name="T458" style:family="text">
      <style:text-properties officeooo:rsid="00748a7e"/>
    </style:style>
    <style:style style:name="T459" style:family="text">
      <style:text-properties officeooo:rsid="007504c6"/>
    </style:style>
    <style:style style:name="T460" style:family="text">
      <style:text-properties officeooo:rsid="00756b17"/>
    </style:style>
    <style:style style:name="T461"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462"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463"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64" style:family="text">
      <style:text-properties fo:font-variant="normal" fo:text-transform="none" fo:color="#b4c7dc"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65" style:family="text">
      <style:text-properties fo:font-variant="normal" fo:text-transform="none" fo:color="#b4c7dc" loext:opacity="100%" style:font-name="Consolas" fo:font-size="11.25pt" fo:letter-spacing="normal" fo:font-style="normal" style:text-underline-style="none" fo:font-weight="normal"/>
    </style:style>
    <style:style style:name="T466"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67"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68" style:family="text">
      <style:text-properties fo:font-variant="normal" fo:text-transform="none" fo:color="#b4c7dc" loext:opacity="100%" style:font-name="Consolas" fo:font-size="11.25pt" fo:letter-spacing="normal" fo:font-style="normal" style:text-underline-style="none" fo:font-weight="normal" officeooo:rsid="00af04d5" style:font-size-asian="13pt" style:font-weight-asian="bold" style:font-name-complex="Pyidaungsu" style:font-size-complex="13pt" style:font-weight-complex="bold"/>
    </style:style>
    <style:style style:name="T469"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0" style:family="text">
      <style:text-properties fo:font-variant="normal" fo:text-transform="none" fo:color="#b4c7dc" loext:opacity="100%" fo:letter-spacing="normal" fo:font-style="normal" style:text-underline-style="none" fo:font-weight="normal"/>
    </style:style>
    <style:style style:name="T471"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2" style:family="text">
      <style:text-properties fo:font-variant="normal" fo:text-transform="none" fo:color="#dde8cb"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73" style:family="text">
      <style:text-properties fo:font-variant="normal" fo:text-transform="none" fo:color="#dde8cb" loext:opacity="100%" style:font-name="Consolas" fo:font-size="11.25pt" fo:letter-spacing="normal" fo:font-style="normal" style:text-underline-style="none" fo:font-weight="normal"/>
    </style:style>
    <style:style style:name="T474"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75"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76"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7" style:family="text">
      <style:text-properties fo:font-variant="normal" fo:text-transform="none" fo:color="#ffa6a6" loext:opacity="100%" style:font-name="Consolas" fo:font-size="11.25pt" fo:letter-spacing="normal" fo:font-style="normal" style:text-underline-style="none" fo:font-weight="normal"/>
    </style:style>
    <style:style style:name="T478"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79"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80" style:family="text">
      <style:text-properties fo:font-variant="normal" fo:text-transform="none" fo:color="#ffa6a6" loext:opacity="100%" style:font-name="Consolas" fo:font-size="11.25pt" fo:letter-spacing="normal" fo:font-style="normal" style:text-underline-style="none" fo:font-weight="normal" officeooo:rsid="00c07c6b"/>
    </style:style>
    <style:style style:name="T481"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2" style:family="text">
      <style:text-properties fo:font-variant="normal" fo:text-transform="none" fo:color="#eeeeee"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83" style:family="text">
      <style:text-properties fo:font-size="11pt" style:font-size-asian="11pt" style:font-name-complex="Pyidaungsu" style:font-size-complex="11pt"/>
    </style:style>
    <style:style style:name="T484" style:family="text">
      <style:text-properties officeooo:rsid="007f77c4"/>
    </style:style>
    <style:style style:name="T485" style:family="text">
      <style:text-properties officeooo:rsid="00838e07"/>
    </style:style>
    <style:style style:name="T486" style:family="text">
      <style:text-properties officeooo:rsid="0089124a"/>
    </style:style>
    <style:style style:name="T487" style:family="text">
      <style:text-properties officeooo:rsid="00aa6cc0"/>
    </style:style>
    <style:style style:name="T488" style:family="text">
      <style:text-properties officeooo:rsid="00a96e60"/>
    </style:style>
    <style:style style:name="T489" style:family="text">
      <style:text-properties officeooo:rsid="00ac31d8"/>
    </style:style>
    <style:style style:name="T490" style:family="text">
      <style:text-properties officeooo:rsid="00af04d5"/>
    </style:style>
    <style:style style:name="T491" style:family="text">
      <style:text-properties officeooo:rsid="00aac838" style:font-name-complex="Pyidaungsu"/>
    </style:style>
    <style:style style:name="T492" style:family="text">
      <style:text-properties officeooo:rsid="00b80259"/>
    </style:style>
    <style:style style:name="T493" style:family="text">
      <style:text-properties officeooo:rsid="00bd82d8"/>
    </style:style>
    <style:style style:name="T494" style:family="text">
      <style:text-properties officeooo:rsid="00c6e96e"/>
    </style:style>
    <style:style style:name="T495" style:family="text">
      <style:text-properties fo:font-size="14pt" officeooo:rsid="00c852e3" style:font-size-asian="14pt" style:font-name-complex="Pyidaungsu" style:font-size-complex="14pt"/>
    </style:style>
    <style:style style:name="T496" style:family="text">
      <style:text-properties fo:font-size="14pt" officeooo:rsid="001454a8" style:font-size-asian="14pt" style:font-name-complex="Pyidaungsu" style:font-size-complex="14pt"/>
    </style:style>
    <style:style style:name="T497" style:family="text">
      <style:text-properties fo:font-size="14pt" officeooo:rsid="00c99760" style:font-size-asian="14pt" style:font-name-complex="Pyidaungsu" style:font-size-complex="14pt"/>
    </style:style>
    <style:style style:name="T498" style:family="text">
      <style:text-properties fo:font-size="14pt" officeooo:rsid="00d02eda" style:font-size-asian="14pt" style:font-name-complex="Pyidaungsu" style:font-size-complex="14pt"/>
    </style:style>
    <style:style style:name="T499" style:family="text">
      <style:text-properties officeooo:rsid="00ca441b"/>
    </style:style>
    <style:style style:name="T500" style:family="text">
      <style:text-properties officeooo:rsid="001454a8"/>
    </style:style>
    <style:style style:name="T501" style:family="text">
      <style:text-properties officeooo:rsid="00cc2392"/>
    </style:style>
    <style:style style:name="T502" style:family="text">
      <style:text-properties officeooo:rsid="00ce61d1"/>
    </style:style>
    <style:style style:name="T503" style:family="text">
      <style:text-properties officeooo:rsid="00d02eda"/>
    </style:style>
    <style:style style:name="T504" style:family="text">
      <style:text-properties officeooo:rsid="00db2b2b"/>
    </style:style>
    <style:style style:name="T505" style:family="text">
      <style:text-properties officeooo:rsid="00db4081"/>
    </style:style>
    <style:style style:name="T506" style:family="text">
      <style:text-properties officeooo:rsid="00dca3b6"/>
    </style:style>
    <style:style style:name="T507" style:family="text">
      <style:text-properties style:font-name="Pyidaungsu" fo:font-size="13pt" fo:language="zxx" fo:country="none" fo:font-weight="normal" officeooo:rsid="006a532a" style:font-size-asian="13pt" style:font-weight-asian="normal" style:font-name-complex="Pyidaungsu" style:font-size-complex="13pt" style:font-weight-complex="normal"/>
    </style:style>
    <style:style style:name="T508" style:family="text">
      <style:text-properties style:font-name="Pyidaungsu" fo:font-size="13pt" fo:language="zxx" fo:country="none" fo:font-weight="normal" officeooo:rsid="006b3be6" style:font-size-asian="13pt" style:font-weight-asian="normal" style:font-name-complex="Pyidaungsu" style:font-size-complex="13pt" style:font-weight-complex="normal"/>
    </style:style>
    <style:style style:name="T509" style:family="text">
      <style:text-properties style:font-name="Pyidaungsu" fo:font-size="13pt" fo:language="zxx" fo:country="none" fo:font-weight="normal" officeooo:rsid="006bff9d" style:font-size-asian="13pt" style:font-weight-asian="normal" style:font-name-complex="Pyidaungsu" style:font-size-complex="13pt" style:font-weight-complex="normal"/>
    </style:style>
    <style:style style:name="T510" style:family="text">
      <style:text-properties style:font-name="Pyidaungsu" fo:font-size="13pt" fo:language="zxx" fo:country="none" fo:font-weight="normal" officeooo:rsid="006d72a4" style:font-size-asian="13pt" style:font-weight-asian="normal" style:font-name-complex="Pyidaungsu" style:font-size-complex="13pt" style:font-weight-complex="normal"/>
    </style:style>
    <style:style style:name="T511" style:family="text">
      <style:text-properties style:font-name="Pyidaungsu" fo:font-size="13pt" fo:language="zxx" fo:country="none" fo:font-weight="bold" officeooo:rsid="0063c78a" style:font-size-asian="13pt" style:font-weight-asian="bold" style:font-name-complex="Pyidaungsu" style:font-size-complex="13pt" style:font-weight-complex="bold"/>
    </style:style>
    <style:style style:name="T512" style:family="text">
      <style:text-properties fo:font-size="16pt" style:font-size-asian="14pt" style:font-size-complex="16pt"/>
    </style:style>
    <style:style style:name="T513" style:family="text">
      <style:text-properties fo:color="#b4c7dc" loext:opacity="100%" fo:font-size="16pt" fo:language="zxx" fo:country="none" fo:font-style="normal" style:text-underline-style="none" fo:font-weight="normal" style:font-size-asian="14pt" style:font-size-complex="16pt"/>
    </style:style>
    <style:style style:name="T514" style:family="text">
      <style:text-properties fo:color="#ffa6a6" loext:opacity="100%" fo:font-size="16pt" fo:language="zxx" fo:country="none" fo:font-style="normal" style:text-underline-style="none" fo:font-weight="normal" style:font-size-asian="14pt" style:font-size-complex="16pt"/>
    </style:style>
    <style:style style:name="T515" style:family="text">
      <style:text-properties fo:color="#dde8cb" loext:opacity="100%" fo:font-size="16pt" fo:language="zxx" fo:country="none" fo:font-style="normal" style:text-underline-style="none" fo:font-weight="normal" style:font-size-asian="14pt" style:font-size-complex="16pt"/>
    </style:style>
    <style:style style:name="T516" style:family="text">
      <style:text-properties fo:color="#b4c7dc" loext:opacity="100%" fo:language="zxx" fo:country="none" fo:font-style="normal" style:text-underline-style="none" fo:font-weight="normal"/>
    </style:style>
    <style:style style:name="T517" style:family="text">
      <style:text-properties fo:color="#eeeeee" loext:opacity="100%" fo:font-size="13pt" fo:language="zxx" fo:country="none" fo:font-style="normal" style:text-underline-style="none" fo:font-weight="normal" style:font-name-complex="Pyidaungsu" style:font-size-complex="13pt"/>
    </style:style>
    <style:style style:name="T518" style:family="text">
      <style:text-properties fo:color="#b4c7dc" loext:opacity="100%" fo:font-size="13pt" fo:language="zxx" fo:country="none" fo:font-style="normal" style:text-underline-style="none" fo:font-weight="normal" style:font-name-complex="Pyidaungsu" style:font-size-complex="13pt"/>
    </style:style>
    <style:style style:name="T519"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520"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521" style:family="text">
      <style:text-properties fo:color="#b4c7dc" loext:opacity="100%" fo:font-size="12pt" fo:language="zxx" fo:country="none" fo:font-style="normal" style:text-underline-style="none" fo:font-weight="normal"/>
    </style:style>
    <style:style style:name="T522"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523" style:family="text">
      <style:text-properties fo:language="zxx" fo:country="none"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526"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527" style:family="text">
      <style:text-properties fo:color="#ff3838" loext:opacity="100%" style:font-name="Liberation Sans1" fo:font-size="13pt" fo:language="zxx" fo:country="none" fo:font-style="normal" style:text-underline-style="none" fo:font-weight="normal" style:font-name-complex="Liberation Sans1" style:font-size-complex="13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8" text:outline-level="2">4<text:span text:style-name="T395">.</text:span>Strings</text:h>
      <text:p text:style-name="P78"><text:span text:style-name="T411"><text:tab/></text:span><text:span text:style-name="T63">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291">#include</text:span><text:span text:style-name="T324"> </text:span><text:span text:style-name="T291">&lt;string&gt; </text:span><text:span text:style-name="T255">ကို အရင် ရေးဖို့လို့ပါတယ်။ <text:s/></text:span><text:span text:style-name="T256">String တွေကို </text:span><text:span text:style-name="T390">""</text:span><text:span text:style-name="T256"> ထဲမှပဲ ရေးပါတယ်။ </text:span><text:span text:style-name="T390">""</text:span><text:span text:style-name="T256"> ရေးထားတာမှန်သမျှကို string လို့သတ်မှတ်ပါတယ်။</text:span></text:p>
      <text:p text:style-name="P79"><text:span text:style-name="T131">#include</text:span><text:span text:style-name="T152"> </text:span><text:span text:style-name="T131">&lt;iostream&gt;</text:span></text:p>
      <text:p text:style-name="P108"><text:span text:style-name="T129">#include</text:span><text:span text:style-name="T151"> </text:span><text:span text:style-name="T129">&lt;string&gt;</text:span></text:p>
      <text:p text:style-name="P108"><text:span text:style-name="T151">int </text:span><text:span text:style-name="T188">main</text:span><text:span text:style-name="T151">{</text:span></text:p>
      <text:p text:style-name="P108"><text:span text:style-name="T151"><text:tab/>std::</text:span><text:span text:style-name="T188">string</text:span><text:span text:style-name="T151"> </text:span><text:span text:style-name="T188">myText</text:span><text:span text:style-name="T151"> = </text:span><text:span text:style-name="T215">"I am Text"</text:span><text:span text:style-name="T151"> ;</text:span></text:p>
      <text:p text:style-name="P108"><text:span text:style-name="T151"><text:tab/>std::</text:span><text:span text:style-name="T188">cout</text:span><text:span text:style-name="T151"> &lt;&lt; </text:span><text:span text:style-name="T188">myText</text:span><text:span text:style-name="T151">;</text:span></text:p>
      <text:p text:style-name="P108"><text:span text:style-name="T151"><text:tab/>return </text:span><text:span text:style-name="T215">0</text:span><text:span text:style-name="T151">;</text:span></text:p>
      <text:p text:style-name="P129">}</text:p>
      <text:h text:style-name="Heading_20_3" text:outline-level="3">4.1 Omitting Name Space</text:h>
      <text:p text:style-name="P71"><text:span text:style-name="T91"><text:tab/></text:span><text:span text:style-name="T31">String တွေအကြောင်းကို မပြောခင် </text:span><text:span text:style-name="T366">std</text:span><text:span text:style-name="T325">::</text:span><text:span text:style-name="T32"> အကြောင်းကို အရင်ပြောချင်ပါတယ်။ ကျွန်တော်တို့ Standard Library တွေအသုံးပြုတဲ့အခါမှာ </text:span><text:span text:style-name="T366">std</text:span><text:span text:style-name="T325">::</text:span><text:span text:style-name="T32"> ဆိုတဲ့ keyword လေးကို အရှေ့မှာ အရင်ရေးပြီးတော့ အသုံးပြုရပါတယ်။ ဒါကြီးကို </text:span><text:span text:style-name="T33">အရှေ့မှာ မခံဘဲ Standard Library </text:span><text:span text:style-name="T35">တွေ</text:span><text:span text:style-name="T33">ကို အသုံးပြုလို့ရပါတယ်။ အဲ</text:span><text:span text:style-name="T34">့ဒါက</text:span><text:span text:style-name="T33"> တော့ </text:span><text:span text:style-name="T326">namespace</text:span><text:span text:style-name="T33"> ကိုအသုံးပြုရမှာပါ။</text:span></text:p>
      <text:p text:style-name="P41"><text:span text:style-name="T134"><text:tab/></text:span><text:span text:style-name="T132">#include</text:span><text:span text:style-name="T165"> </text:span><text:span text:style-name="T132">&lt;iostream&gt;</text:span></text:p>
      <text:p text:style-name="P194"><text:span text:style-name="T134"><text:tab/></text:span><text:span text:style-name="T120">#include</text:span><text:span text:style-name="T135"> </text:span><text:span text:style-name="T120">&lt;string&gt;</text:span></text:p>
      <text:p text:style-name="P194"><text:span text:style-name="T134"><text:tab/></text:span><text:span text:style-name="T135">using namespace </text:span><text:span text:style-name="T168">std</text:span><text:span text:style-name="T135">;</text:span></text:p>
      <text:p text:style-name="P194"><text:span text:style-name="T134"><text:tab/></text:span><text:span text:style-name="T135">int </text:span><text:span text:style-name="T168">main</text:span><text:span text:style-name="T135"> {</text:span></text:p>
      <text:p text:style-name="P194"><text:span text:style-name="T134"><text:tab/><text:tab/></text:span><text:span text:style-name="T168">cout</text:span><text:span text:style-name="T135"> &lt;&lt; </text:span><text:span text:style-name="T407">“</text:span><text:span text:style-name="T168">Hello</text:span><text:span text:style-name="T135"> </text:span><text:span text:style-name="T168">World</text:span><text:span text:style-name="T407">”</text:span><text:span text:style-name="T135">;</text:span></text:p>
      <text:p text:style-name="P194"><text:span text:style-name="T134"><text:tab/><text:tab/></text:span><text:span text:style-name="T135">return </text:span><text:span text:style-name="T200">0</text:span><text:span text:style-name="T135">;</text:span></text:p>
      <text:p text:style-name="P195"><text:span text:style-name="T134"><text:tab/></text:span><text:span text:style-name="T135">}</text:span></text:p>
      <text:p text:style-name="P121"/>
      <text:h text:style-name="Heading_20_3" text:outline-level="3"><draw:frame text:anchor-type="paragraph" draw:z-index="0" draw:name="Text Frame 9" draw:style-name="gr11" draw:text-style-name="P287" svg:width="3.5894in" svg:height="0.624in" svg:x="3.2953in" svg:y="0.3618in"><draw:text-box><text:p text:style-name="P286"><text:span text:style-name="T526"><text:s/></text:span><text:span text:style-name="T526"><text:tab/></text:span><text:span text:style-name="T526">using namespace </text:span><text:span text:style-name="T525">std</text:span><text:span text:style-name="T526">;</text:span></text:p><text:p text:style-name="P286"><text:span text:style-name="T526"><text:tab/></text:span><text:span text:style-name="T526">...</text:span><text:span text:style-name="T526"><text:line-break/></text:span><text:span text:style-name="T526"><text:tab/></text:span><text:span text:style-name="T525">cout</text:span><text:span text:style-name="T526"> &lt;&lt; </text:span><text:span text:style-name="T527">“</text:span><text:span text:style-name="T525">Hello</text:span><text:span text:style-name="T526"> </text:span><text:span text:style-name="T525">World</text:span><text:span text:style-name="T527">”</text:span><text:span text:style-name="T526">;</text:span></text:p></draw:text-box></draw:frame><draw:frame text:anchor-type="paragraph" draw:z-index="1" draw:name="Text Frame 10" draw:style-name="gr10" draw:text-style-name="P287" svg:width="3.1732in" svg:height="0.6752in" svg:x="0.0272in" svg:y="0.3618in"><draw:text-box><text:p text:style-name="P286"><text:span text:style-name="T525">std</text:span><text:span text:style-name="T526">::</text:span><text:span text:style-name="T525">cout</text:span><text:span text:style-name="T526"> &lt;&lt; </text:span><text:span text:style-name="T527">“</text:span><text:span text:style-name="T525">Hello</text:span><text:span text:style-name="T526"> </text:span><text:span text:style-name="T525">World</text:span><text:span text:style-name="T527">”</text:span><text:span text:style-name="T526">;</text:span></text:p></draw:text-box></draw:frame><draw:frame text:anchor-type="paragraph" draw:z-index="2" draw:name="Text Frame 11" draw:style-name="gr9" draw:text-style-name="P285" svg:width="2.4059in" svg:height="0.2276in" svg:x="0.0091in" svg:y="0.0925in"><draw:text-box><text:p><text:span text:style-name="T524">Before using namespace</text:span></text:p></draw:text-box></draw:frame><draw:frame text:anchor-type="paragraph" draw:z-index="3" draw:name="Text Frame 12" draw:style-name="gr9" draw:text-style-name="P285" svg:width="2.4059in" svg:height="0.2276in" svg:x="3.2764in" svg:y="0.0736in"><draw:text-box><text:p><text:span text:style-name="T524">After using namespace</text:span></text:p></draw:text-box></draw:frame><text:soft-page-break/><text:span text:style-name="T408"><text:line-break/><text:line-break/><text:line-break/><text:line-break/><text:line-break/><text:line-break/></text:span><text:span text:style-name="T412">4.</text:span><text:span text:style-name="T413">2</text:span><text:span text:style-name="T412"> </text:span><text:span text:style-name="T413">Concatenation</text:span></text:h>
      <text:p text:style-name="P71"><text:span text:style-name="T412"><text:tab/></text:span><text:span text:style-name="T64">Concatentaion </text:span><text:span text:style-name="T65">ဆိုတာ </text:span><text:span text:style-name="T368">string</text:span><text:span text:style-name="T65"> တစ်ခုနဲ့ တစ်ခုကို ဆက်တာဖြစ်ပါတယ်။ တစ်ခုထက်ပိုပြီးတော့ လည်း combine လုပ်လို့ရပါတယ်။ String တွေကို </text:span><text:span text:style-name="T66">combine လုပ်တဲ့နေရာမှာ နည်းနှစ်မျိုးရှိပါတယ် </text:span><text:span text:style-name="T327">+</text:span><text:span text:style-name="T66"> Operator ကို အသုံးပြုပြီးလုပ်တဲ့နည်းနဲ့ </text:span><text:span text:style-name="T367">string</text:span><text:span text:style-name="T66"> ရဲ့ </text:span><text:span text:style-name="T367">append</text:span><text:span text:style-name="T327">()</text:span><text:span text:style-name="T66"> function ကို အသုံးပြုတာပဲဖြစ်ပါတယ်။</text:span></text:p>
      <text:h text:style-name="Heading_20_4" text:outline-level="4">Using + Operator</text:h>
      <text:p text:style-name="P149"><text:span text:style-name="T147"><text:tab/></text:span><text:span text:style-name="T182">string</text:span><text:span text:style-name="T147"> </text:span><text:span text:style-name="T182">first</text:span><text:span text:style-name="T183">N</text:span><text:span text:style-name="T182">ame</text:span><text:span text:style-name="T147"> = </text:span><text:span text:style-name="T206">"</text:span><text:span text:style-name="T207">Mg</text:span><text:span text:style-name="T206">"</text:span><text:span text:style-name="T147">;</text:span></text:p>
      <text:p text:style-name="P149"><text:span text:style-name="T147"><text:tab/></text:span><text:span text:style-name="T182">string</text:span><text:span text:style-name="T147"> </text:span><text:span text:style-name="T182">last</text:span><text:span text:style-name="T183">N</text:span><text:span text:style-name="T182">ame</text:span><text:span text:style-name="T147"> = </text:span><text:span text:style-name="T206">"</text:span><text:span text:style-name="T207">Hla</text:span><text:span text:style-name="T206">"</text:span><text:span text:style-name="T147">;</text:span></text:p>
      <text:p text:style-name="P149"><text:span text:style-name="T147"><text:tab/></text:span><text:span text:style-name="T182">string</text:span><text:span text:style-name="T147"> </text:span><text:span text:style-name="T182">full</text:span><text:span text:style-name="T183">N</text:span><text:span text:style-name="T182">ame</text:span><text:span text:style-name="T147"> = </text:span><text:span text:style-name="T182">first</text:span><text:span text:style-name="T183">N</text:span><text:span text:style-name="T182">ame</text:span><text:span text:style-name="T147"> + </text:span><text:span text:style-name="T182">last</text:span><text:span text:style-name="T183">N</text:span><text:span text:style-name="T182">ame</text:span><text:span text:style-name="T147">;</text:span></text:p>
      <text:p text:style-name="P201"><text:span text:style-name="T158"><text:tab/></text:span><text:span text:style-name="T192">cout</text:span><text:span text:style-name="T158"> &lt;&lt; </text:span><text:span text:style-name="T192">full</text:span><text:span text:style-name="T193">N</text:span><text:span text:style-name="T192">ame</text:span><text:span text:style-name="T158">; //</text:span><text:span text:style-name="T159">Mg Hla</text:span></text:p>
      <text:p text:style-name="P201"/>
      <text:h text:style-name="Heading_20_4" text:outline-level="4">Using append() function</text:h>
      <text:p text:style-name="P140"><text:span text:style-name="T134"><text:tab/></text:span><text:span text:style-name="T169">string</text:span><text:span text:style-name="T136"> </text:span><text:span text:style-name="T169">full</text:span><text:span text:style-name="T170">N</text:span><text:span text:style-name="T169">ame</text:span><text:span text:style-name="T136"> = </text:span><text:span text:style-name="T169">first</text:span><text:span text:style-name="T170">N</text:span><text:span text:style-name="T169">ame</text:span><text:span text:style-name="T136">.append(last</text:span><text:span text:style-name="T137">N</text:span><text:span text:style-name="T136">ame);</text:span></text:p>
      <text:p text:style-name="P140"><text:span text:style-name="T136"><text:tab/></text:span><text:span text:style-name="T169">cout</text:span><text:span text:style-name="T136"> &lt;&lt; </text:span><text:span text:style-name="T169">full</text:span><text:span text:style-name="T170">N</text:span><text:span text:style-name="T169">ame</text:span><text:span text:style-name="T136">; </text:span><text:span text:style-name="T444">//</text:span><text:span text:style-name="T445">Mg Hla</text:span></text:p>
      <text:h text:style-name="Heading_20_3" text:outline-level="3"><text:span text:style-name="T412">4.</text:span><text:span text:style-name="T414">3</text:span><text:span text:style-name="T412"> </text:span><text:span text:style-name="T414">User Input String</text:span></text:h>
      <text:p text:style-name="P80"><text:span text:style-name="T70"><text:tab/></text:span><text:span text:style-name="T67">ကျွန်တော်တို့ Input/Ouput အခန်းမှာ User ရှိက နေ Input </text:span><text:span text:style-name="T68">ယူတဲ့အခါမှာ </text:span><text:span text:style-name="T369">cin</text:span><text:span text:style-name="T68"> ကို အသုံးပြုခဲ့ဖူးပါတယ်။ ဒါပေမဲ့ </text:span><text:span text:style-name="T369">cin</text:span><text:span text:style-name="T68"> က User က Input လုပ်လိုက်တဲ့ one word ကိုပဲ extract လုပ်ပေးတာဖြစ်ပါတယ်။ ဒါကြောင့် </text:span><text:span text:style-name="T69">User Input လုပ်လိုက်တဲ့ စာတွေအကုန်လုံးကို လိုချင်ရင် </text:span><text:span text:style-name="T370">cin </text:span><text:span text:style-name="T257">ကို အသုံးပြုလို့ရမှာမဟုတ်ပါဘူး။ </text:span><text:span text:style-name="T258">အဲ့ဒီအစား </text:span><text:span text:style-name="T371">getline</text:span><text:span text:style-name="T328">()</text:span><text:span text:style-name="T258"> ဆိုတဲ့ function ကို အသုံးပြုရမှာဖြစ်ပါတယ်။</text:span></text:p>
      <text:p text:style-name="P150"><text:span text:style-name="T185">s</text:span><text:span text:style-name="T184">tring</text:span><text:span text:style-name="T148"> </text:span><text:span text:style-name="T184">fullName</text:span><text:span text:style-name="T148">;</text:span></text:p>
      <text:p text:style-name="P150"><text:span text:style-name="T184">cout</text:span><text:span text:style-name="T148"> &lt;&lt; </text:span><text:span text:style-name="T208">"Type your full name : "</text:span><text:span text:style-name="T148">;</text:span></text:p>
      <text:p text:style-name="P150"><text:span text:style-name="T184">getline</text:span><text:span text:style-name="T148">(</text:span><text:span text:style-name="T184">cin</text:span><text:span text:style-name="T148">,</text:span><text:span text:style-name="T184">fullName</text:span><text:span text:style-name="T148">);</text:span></text:p>
      <text:p text:style-name="P202"><text:span text:style-name="T194">cout</text:span><text:span text:style-name="T160"> &lt;&lt; </text:span><text:span text:style-name="T211">"Your name is : "</text:span><text:span text:style-name="T160"> &lt;&lt; </text:span><text:span text:style-name="T194">fullName;</text:span></text:p>
      <text:p text:style-name="P224"/>
      <text:p text:style-name="P223"><text:span text:style-name="T415"><text:tab/></text:span><text:span text:style-name="T43">ဒီမှာဆိုရင် </text:span><text:span text:style-name="T344">getline</text:span><text:span text:style-name="T297">()</text:span><text:span text:style-name="T43"> ဆိုတဲ့ function က </text:span><text:span text:style-name="T345">cin</text:span><text:span text:style-name="T43"> ထဲက </text:span><text:span text:style-name="T345">string</text:span><text:span text:style-name="T43"> တွေကို တစ်ခုချင်းစီယူပြီးတော့ fullName ဆိုတဲ့ </text:span><text:span text:style-name="T44">v</text:span><text:span text:style-name="T43">ariable ထဲမှာ store ပြန်လုပ်ပါတယ်။ </text:span></text:p>
      <text:p text:style-name="P42"><text:soft-page-break/></text:p>
      <text:h text:style-name="P247" text:outline-level="2"><text:span text:style-name="T437">5</text:span><text:span text:style-name="T438">.</text:span><text:span text:style-name="T440">Operators</text:span></text:h>
      <text:p text:style-name="Text_20_body"><text:span text:style-name="T431"><text:tab/></text:span><text:span text:style-name="T507">Operators တာတွေဆိုတာ သင်္ချာလက္ခဏာ ရပ်တွေပဲဖြစ်ပါတယ်။ သင်္ချာလက္ခဏာတွေရဲ့ Rules တွေအတိုင်း Variables တွေ Values တွေနဲ့ အလုပ်လုပ်ပါတယ်။ </text:span><text:span text:style-name="T508">Operators အချို့တွေက ကိန်းဂဏန်းတွေကို Perform လုပ်တဲ့နေရာမှာပို အသုံးဝင်ပါတယ်။</text:span><text:span text:style-name="T509"> Operators တွေကလည်း Programming Language</text:span><text:span text:style-name="T510">s တွေတိုင်းမှာပါဝင်ပါတယ်။</text:span><text:span text:style-name="T511"><text:tab/></text:span></text:p>
      <text:p text:style-name="P225"/>
      <text:p text:style-name="P142"><text:span text:style-name="T167">int</text:span><text:span text:style-name="T134"> </text:span><text:span text:style-name="T167">x</text:span><text:span text:style-name="T134"> = </text:span><text:span text:style-name="T199">300</text:span><text:span text:style-name="T134"> + </text:span><text:span text:style-name="T199">200</text:span><text:span text:style-name="T134">;</text:span></text:p>
      <text:p text:style-name="P124"/>
      <text:p text:style-name="Text_20_body"/>
      <text:p text:style-name="P98">C++ Operators</text:p>
      <text:p text:style-name="P94"><text:tab/><text:span text:style-name="T87">Operators တွေကို အသုံးပြုပုံ</text:span><text:span text:style-name="T88">ပေါ်</text:span><text:span text:style-name="T87">မူတည်ပြီးတော့ အမျိုးအစားတွေ ခွဲခြားထားနိုင်ပါတယ်။</text:span></text:p>
      <text:p text:style-name="P96">- Arithmetic Operators</text:p>
      <text:p text:style-name="P95">- <text:span text:style-name="T457">Unary Operators</text:span></text:p>
      <text:p text:style-name="P95">- Assignment Operators</text:p>
      <text:p text:style-name="P95">- Comparison Operators</text:p>
      <text:p text:style-name="P95">- <text:s/>Logical Operators</text:p>
      <text:h text:style-name="Heading_20_3" text:outline-level="3">5.1 Arithmetic Operators</text:h>
      <text:p text:style-name="P97"><text:tab/><text:span text:style-name="T87">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Symbols</text:p>
          </table:table-cell>
          <table:table-cell table:style-name="Table5.A1" office:value-type="string">
            <text:p text:style-name="P14">Name</text:p>
          </table:table-cell>
          <table:table-cell table:style-name="Table5.A1" office:value-type="string">
            <text:p text:style-name="P14">Description</text:p>
          </table:table-cell>
          <table:table-cell table:style-name="Table5.D1" office:value-type="string">
            <text:p text:style-name="P18">Usage</text:p>
          </table:table-cell>
        </table:table-row>
        <table:table-row>
          <table:table-cell table:style-name="Table5.A2" office:value-type="string">
            <text:p text:style-name="P14">+</text:p>
          </table:table-cell>
          <table:table-cell table:style-name="Table5.A2" office:value-type="string">
            <text:p text:style-name="P13">Addi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Subtrac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ultiplica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Division</text:p>
          </table:table-cell>
          <table:table-cell table:style-name="Table5.A2" office:value-type="string">
            <text:p text:style-name="P13">စားလဒ်ကို ထုတ်ပေးပါတယ်။</text:p>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odulus</text:p>
          </table:table-cell>
          <table:table-cell table:style-name="Table5.A2" office:value-type="string">
            <text:p text:style-name="P13">စာကြွင်းကိုထုတ်ပေးပါတယ်။</text:p>
          </table:table-cell>
          <table:table-cell table:style-name="Table5.D2" office:value-type="string">
            <text:p text:style-name="P18">x % y</text:p>
          </table:table-cell>
        </table:table-row>
      </table:table>
      <text:p text:style-name="P22"><text:tab/><text:span text:style-name="T460">ကျွန်တော်တို့တွေ Arithmetic Operators တွေကို variableတွေနဲ့ ပေါင်းပြီးရေးလိုက်လျှင် သင်္ချာမှာလို Expression တစ်ခုထွက်လာပါတယ်။ ဥပမာ - </text:span></text:p>
      <text:p text:style-name="P22"><draw:frame text:anchor-type="paragraph" draw:z-index="5" draw:name="Text Frame 17" draw:style-name="gr3" draw:text-style-name="P282" svg:width="1.448in" svg:height="0.2567in" svg:x="0.5465in" svg:y="0.3902in"><draw:text-box><text:p><text:span text:style-name="T512">2x + 3y - 6</text:span></text:p></draw:text-box></draw:frame><draw:frame text:anchor-type="paragraph" draw:z-index="6" draw:name="Text Frame 18" draw:style-name="gr2" draw:text-style-name="P283" svg:width="2.4689in" svg:height="0.3303in" svg:x="3.0571in" svg:y="0.3902in"><draw:text-box><text:p><text:span text:style-name="T513">(</text:span><text:span text:style-name="T514">2</text:span><text:span text:style-name="T513">*</text:span><text:span text:style-name="T515">x</text:span><text:span text:style-name="T513">) + (</text:span><text:span text:style-name="T514">3</text:span><text:span text:style-name="T513">*</text:span><text:span text:style-name="T515">y</text:span><text:span text:style-name="T513">) - </text:span><text:span text:style-name="T514">6</text:span></text:p></draw:text-box></draw:frame><draw:frame text:anchor-type="paragraph" draw:z-index="7" draw:name="Text Frame 19" draw:style-name="gr1" draw:text-style-name="P282" svg:width="1.7713in" svg:height="0.278in" svg:x="0.3591in" svg:y="0.0571in"><draw:text-box><text:p><text:span text:style-name="T512">Math Expression</text:span></text:p></draw:text-box></draw:frame><draw:frame text:anchor-type="paragraph" draw:z-index="8" draw:name="Text Frame 20" draw:style-name="gr1" draw:text-style-name="P282" svg:width="1.7713in" svg:height="0.278in" svg:x="3.0673in" svg:y="-0.0472in"><draw:text-box><text:p><text:span text:style-name="T512">Expression in C++</text:span></text:p></draw:text-box></draw:frame></text:p>
      <text:h text:style-name="Heading_20_3" text:outline-level="3" text:is-list-header="true"><text:soft-page-break/></text:h>
      <text:h text:style-name="Heading_20_3" text:outline-level="3">5.<text:span text:style-name="T458">2</text:span> Unary Operators</text:h>
      <text:p text:style-name="P183"><text:span text:style-name="T78"><text:tab/>C++ မှာပါဝင်တဲ့ Unary Operators တွေကို အောက်က ဇယားမှာ ဖော်ပြ</text:span><text:span text:style-name="T79">ပေး</text:span><text:span text:style-name="T78">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Symbols</text:p>
          </table:table-cell>
          <table:table-cell table:style-name="Table6.A1" office:value-type="string">
            <text:p text:style-name="P15">Name</text:p>
          </table:table-cell>
          <table:table-cell table:style-name="Table6.A1" office:value-type="string">
            <text:p text:style-name="P15">Description</text:p>
          </table:table-cell>
          <table:table-cell table:style-name="Table6.D1" office:value-type="string">
            <text:p text:style-name="P19">Usage</text:p>
          </table:table-cell>
        </table:table-row>
        <table:table-row>
          <table:table-cell table:style-name="Table6.A2" office:value-type="string">
            <text:p text:style-name="P15">+<text:span text:style-name="T457">+</text:span></text:p>
          </table:table-cell>
          <table:table-cell table:style-name="Table6.A2" office:value-type="string">
            <text:p text:style-name="P21">Increment</text:p>
          </table:table-cell>
          <table:table-cell table:style-name="Table6.A2" office:value-type="string">
            <text:p text:style-name="P21">လက်ရှိတန်ဖိုးကိုတိုးပေးသည်။</text:p>
          </table:table-cell>
          <table:table-cell table:style-name="Table6.D2" office:value-type="string">
            <text:p text:style-name="P19"><text:span text:style-name="T459">++</text:span>x</text:p>
          </table:table-cell>
        </table:table-row>
        <table:table-row table:style-name="Table6.3">
          <table:table-cell table:style-name="Table6.A2" office:value-type="string">
            <text:p text:style-name="P17">--</text:p>
          </table:table-cell>
          <table:table-cell table:style-name="Table6.A2" office:value-type="string">
            <text:p text:style-name="P21">Decrement</text:p>
          </table:table-cell>
          <table:table-cell table:style-name="Table6.A2" office:value-type="string">
            <text:p text:style-name="P21">လက်ရှိတန်ဖိုးကိုလျော့ပေးသည်။</text:p>
          </table:table-cell>
          <table:table-cell table:style-name="Table6.D2" office:value-type="string">
            <text:p text:style-name="P20">--x</text:p>
          </table:table-cell>
        </table:table-row>
      </table:table>
      <text:h text:style-name="P258" text:outline-level="3"><draw:g text:anchor-type="paragraph" draw:z-index="4" draw:name="DrawObject3" draw:style-name="gr4"><draw:g draw:name="DrawObject3" draw:style-name="gr5"><draw:frame draw:name="Text Frame 16" draw:style-name="gr6" draw:text-style-name="P283" svg:width="3.0024in" svg:height="2.524in" svg:x="0.1445in" svg:y="0.448in"><draw:text-box><text:p><text:span text:style-name="T516"/></text:p><text:p text:style-name="P284"><text:span text:style-name="T517">#include</text:span><text:span text:style-name="T518"> </text:span><text:span text:style-name="T517">&lt;iostream&gt;</text:span></text:p><text:p text:style-name="P284"><text:span text:style-name="T519">using namespace </text:span><text:span text:style-name="T520">std</text:span><text:span text:style-name="T519">;</text:span></text:p><text:p text:style-name="P284"><text:span text:style-name="T521"/></text:p><text:p text:style-name="P284"><text:span text:style-name="T519">int </text:span><text:span text:style-name="T520">main</text:span><text:span text:style-name="T519">() {</text:span></text:p><text:p text:style-name="P284"><text:span text:style-name="T519"><text:s text:c="2"/></text:span><text:span text:style-name="T519">int </text:span><text:span text:style-name="T520">x</text:span><text:span text:style-name="T519"> = </text:span><text:span text:style-name="T522">10</text:span><text:span text:style-name="T519">;</text:span></text:p><text:p text:style-name="P284"><text:span text:style-name="T519"><text:s text:c="2"/></text:span><text:span text:style-name="T519">++</text:span><text:span text:style-name="T520">x</text:span><text:span text:style-name="T519">;</text:span></text:p><text:p text:style-name="P284"><text:span text:style-name="T519"><text:s text:c="2"/></text:span><text:span text:style-name="T520">cout</text:span><text:span text:style-name="T519"> &lt;&lt; </text:span><text:span text:style-name="T520">x</text:span><text:span text:style-name="T519">;</text:span></text:p><text:p text:style-name="P284"><text:span text:style-name="T519"><text:s text:c="2"/></text:span><text:span text:style-name="T519">return </text:span><text:span text:style-name="T522">0</text:span><text:span text:style-name="T519">;</text:span></text:p><text:p text:style-name="P284"><text:span text:style-name="T519">}</text:span></text:p></draw:text-box></draw:frame><draw:frame draw:name="Text Frame 13" draw:style-name="gr7" draw:text-style-name="P285" svg:width="3.0496in" svg:height="0.2276in" svg:x="0.1445in" svg:y="0.2209in"><draw:text-box><text:p><text:span text:style-name="T523">Using Increment Operators</text:span></text:p></draw:text-box></draw:frame></draw:g><draw:g draw:name="DrawObject4" draw:style-name="gr5"><draw:frame draw:name="Text Frame 14" draw:style-name="gr8" draw:text-style-name="P283" svg:width="2.935in" svg:height="2.4835in" svg:x="3.2988in" svg:y="0.4764in"><draw:text-box><text:p><text:span text:style-name="T516"/></text:p><text:p text:style-name="P284"><text:span text:style-name="T517">#include</text:span><text:span text:style-name="T518"> </text:span><text:span text:style-name="T517">&lt;iostream&gt;</text:span></text:p><text:p text:style-name="P284"><text:span text:style-name="T519">using namespace </text:span><text:span text:style-name="T520">std</text:span><text:span text:style-name="T519">;</text:span></text:p><text:p text:style-name="P284"><text:span text:style-name="T521"/></text:p><text:p text:style-name="P284"><text:span text:style-name="T519">int </text:span><text:span text:style-name="T520">main</text:span><text:span text:style-name="T519">() {</text:span></text:p><text:p text:style-name="P284"><text:span text:style-name="T519"><text:s text:c="2"/></text:span><text:span text:style-name="T519">int </text:span><text:span text:style-name="T520">x</text:span><text:span text:style-name="T519"> = </text:span><text:span text:style-name="T522">10</text:span><text:span text:style-name="T519">;</text:span></text:p><text:p text:style-name="P284"><text:span text:style-name="T519"><text:s text:c="2"/></text:span><text:span text:style-name="T519">--</text:span><text:span text:style-name="T520">x</text:span><text:span text:style-name="T519">;</text:span></text:p><text:p text:style-name="P284"><text:span text:style-name="T519"><text:s text:c="2"/></text:span><text:span text:style-name="T520">cout</text:span><text:span text:style-name="T519"> &lt;&lt; </text:span><text:span text:style-name="T520">x</text:span><text:span text:style-name="T519">;</text:span></text:p><text:p text:style-name="P284"><text:span text:style-name="T519"><text:s text:c="2"/></text:span><text:span text:style-name="T519">return </text:span><text:span text:style-name="T522">0</text:span><text:span text:style-name="T519">;</text:span></text:p><text:p text:style-name="P284"><text:span text:style-name="T519">}</text:span></text:p></draw:text-box></draw:frame><draw:frame draw:name="Text Frame 15" draw:style-name="gr7" draw:text-style-name="P285" svg:width="3.0496in" svg:height="0.2276in" svg:x="3.2988in" svg:y="0.2492in"><draw:text-box><text:p><text:span text:style-name="T523">Using Decrement Operators</text:span></text:p></draw:text-box></draw:frame></draw:g></draw:g></text:h>
      <text:h text:style-name="P258" text:outline-level="3">5.3 Assignment Operators</text:h>
      <text:p text:style-name="Text_20_body"><text:span text:style-name="T45"><text:tab/></text:span><text:span text:style-name="T71">Assignment Operators တွေ</text:span><text:span text:style-name="T72">ဆိုတာ</text:span><text:span text:style-name="T73"> values တွေကနေ variables တွေကို Assign လုပ်ပေးပါတယ်။</text:span><text:span text:style-name="T71"> အဲ့ဒါတွေအပြင် Expression တွေထဲက ထွက်လာတဲ့ return values တွေကိုလည်း </text:span><text:span text:style-name="T72">assign</text:span><text:span text:style-name="T71"> လုပ်ပေးပါတယ်။ </text:span><text:span text:style-name="T72">ကျွန်တော်တို့ </text:span><text:span text:style-name="T461">`</text:span><text:span text:style-name="T314">=</text:span><text:span text:style-name="T461">`</text:span><text:span text:style-name="T72"> assignment operator တစ်ခုကို ခဏခဏ အသုံးပြုပြီးဖြစ်ပါသည်။ အဲ့ဒါအပြင် တခြား Assignment Operator တစ်ချို့ရှိပါသေးတယ်။ </text:span><text:tab/></text:p>
      <table:table table:name="Table7" table:style-name="Table7">
        <table:table-column table:style-name="Table7.A" table:number-columns-repeated="2"/>
        <table:table-column table:style-name="Table7.C"/>
        <table:table-row table:style-name="Table7.1">
          <table:table-cell table:style-name="Table7.A1" office:value-type="string">
            <text:p text:style-name="P211">Operator</text:p>
          </table:table-cell>
          <table:table-cell table:style-name="Table7.A1" office:value-type="string">
            <text:p text:style-name="P211">Example</text:p>
          </table:table-cell>
          <table:table-cell table:style-name="Table7.C1" office:value-type="string">
            <text:p text:style-name="P211">Same As</text:p>
          </table:table-cell>
        </table:table-row>
        <table:table-row table:style-name="Table7.2">
          <table:table-cell table:style-name="Table7.A2" office:value-type="string">
            <text:p text:style-name="P227">=</text:p>
          </table:table-cell>
          <table:table-cell table:style-name="Table7.A2" office:value-type="string">
            <text:p text:style-name="P227">x = 5</text:p>
          </table:table-cell>
          <table:table-cell table:style-name="Table7.C2" office:value-type="string">
            <text:p text:style-name="P227">x = 5</text:p>
          </table:table-cell>
        </table:table-row>
        <table:table-row table:style-name="Table7.1">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2">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1">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2">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1">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2">
          <table:table-cell table:style-name="Table7.A2" office:value-type="string">
            <text:p text:style-name="P227">&amp;=</text:p>
          </table:table-cell>
          <table:table-cell table:style-name="Table7.A2" office:value-type="string">
            <text:p text:style-name="P227">x &amp;= 3</text:p>
          </table:table-cell>
          <table:table-cell table:style-name="Table7.C2" office:value-type="string">
            <text:p text:style-name="P227">x = x &amp; 3</text:p>
          </table:table-cell>
        </table:table-row>
        <text:soft-page-break/>
        <table:table-row table:style-name="Table7.1">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2">
          <table:table-cell table:style-name="Table7.A2" office:value-type="string">
            <text:p text:style-name="P227">^=</text:p>
          </table:table-cell>
          <table:table-cell table:style-name="Table7.A2" office:value-type="string">
            <text:p text:style-name="P227">x ^= 3</text:p>
          </table:table-cell>
          <table:table-cell table:style-name="Table7.C2" office:value-type="string">
            <text:p text:style-name="P227">x = x ^ 3</text:p>
          </table:table-cell>
        </table:table-row>
        <table:table-row table:style-name="Table7.1">
          <table:table-cell table:style-name="Table7.A2" office:value-type="string">
            <text:p text:style-name="P227">&gt;&gt;=</text:p>
          </table:table-cell>
          <table:table-cell table:style-name="Table7.A2" office:value-type="string">
            <text:p text:style-name="P227">x &gt;&gt;= 3</text:p>
          </table:table-cell>
          <table:table-cell table:style-name="Table7.C2" office:value-type="string">
            <text:p text:style-name="P227">x = x &gt;&gt; 3</text:p>
          </table:table-cell>
        </table:table-row>
        <table:table-row table:style-name="Table7.2">
          <table:table-cell table:style-name="Table7.A2" office:value-type="string">
            <text:p text:style-name="P227">&lt;&lt;=</text:p>
          </table:table-cell>
          <table:table-cell table:style-name="Table7.A2" office:value-type="string">
            <text:p text:style-name="P227">x &lt;&lt;= 3</text:p>
          </table:table-cell>
          <table:table-cell table:style-name="Table7.C2" office:value-type="string">
            <text:p text:style-name="P227">x = x &lt;&lt; 3</text:p>
          </table:table-cell>
        </table:table-row>
      </table:table>
      <text:p text:style-name="P228"/>
      <text:h text:style-name="Heading_20_3" text:outline-level="3"><text:span text:style-name="T416">5.</text:span><text:span text:style-name="T408">4</text:span><text:span text:style-name="T416"> </text:span><text:span text:style-name="T417">Comparison</text:span></text:h>
      <text:p text:style-name="P82"><text:tab/><text:span text:style-name="T16">Comparison ဆိုတာ Value တစ်ခုနဲ့ တစ်ခုကို compare လုပ်ပြီး အဖြေရှာ</text:span><text:span text:style-name="T17">မယ် ပြီးတော့ </text:span><text:span text:style-name="T16"><text:s/>Decisions တွေလုပ်တာဖြစ်ပါတယ်။ </text:span><text:span text:style-name="T17">Programming တွေမှာ Decisions လုပ်ဖို့က true နဲ့ <text:s/>false ပဲလိုပါတယ်။ Decisions အကြောင်းကို Chapter 6 မှာရှင်းပြပေးထာပါတယ်။ Comparison လုပ်တာကတော့ true နဲ့ false နဲ့ကိုအဖြေရှာဖို့</text:span><text:span text:style-name="T18">အတွက်ပါ။ true နဲ့ false နဲ့က Bol Data Type ပါ အဲ့တာကြောင့် Comparison လုပ်ထားတဲ့ values တွေကို Bol Data Type နဲ့ store လုပ်လို့ရပါတယ်။</text:span></text:p>
      <text:p text:style-name="P83"><text:span text:style-name="T77">Comparison လုပ်တဲ့နေရာမှာ return values တွေက </text:span><text:span text:style-name="T391">0</text:span><text:span text:style-name="T77"> နဲ့ </text:span><text:span text:style-name="T391">1</text:span><text:span text:style-name="T77"> ပါ။ </text:span><text:span text:style-name="T391">0</text:span><text:span text:style-name="T77"> ကို </text:span><text:span text:style-name="T372">false</text:span><text:span text:style-name="T77"> နဲ့ </text:span><text:span text:style-name="T391">1</text:span><text:span text:style-name="T62"> </text:span><text:span text:style-name="T77">ကို </text:span><text:span text:style-name="T372">true</text:span><text:span text:style-name="T77"> လို့သတ်မှတ်လို့ရပါတယ်။</text:span></text:p>
      <text:p text:style-name="P36">Example</text:p>
      <text:p text:style-name="P203"><text:span text:style-name="T463">int</text:span><text:span text:style-name="T469"> </text:span><text:span text:style-name="T471">x</text:span><text:span text:style-name="T463"> = </text:span><text:span text:style-name="T476">10</text:span><text:span text:style-name="T463">;</text:span><text:span text:style-name="T153"><text:line-break/></text:span><text:span text:style-name="T463">int</text:span><text:span text:style-name="T469"> </text:span><text:span text:style-name="T471">y</text:span><text:span text:style-name="T463"> =</text:span><text:span text:style-name="T476"> 8</text:span><text:span text:style-name="T463">;</text:span><text:span text:style-name="T153"><text:line-break/></text:span><text:span text:style-name="T471">cout</text:span><text:span text:style-name="T463"> &lt;&lt; (</text:span><text:span text:style-name="T471">x</text:span><text:span text:style-name="T463"> &gt; </text:span><text:span text:style-name="T471">y</text:span><text:span text:style-name="T463">);</text:span><text:span text:style-name="T462">// returns 1 (true) because 10 is greater than 8<text:line-break/><text:line-break/></text:span></text:p>
      <text:p text:style-name="P49"><text:span text:style-name="T408">Syntax တစ်ကြောင်းထဲမှာ Operator တွေ အများကြီးသုံးထားရင် () ခံပြီးသုံးပေးပါ။ </text:span><text:span text:style-name="T94">Expression အရှည်ကြီးတွေ</text:span><text:span text:style-name="T98">မှာလည်းသုံးရပါမယ်။</text:span></text:p>
      <text:p text:style-name="P40">အောက်က ဇယားမှာတော့ Comparison Formula နဲ့ Example တွေပြပေးထားပါတယ်ခင်ဗျာ။</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7">Operator</text:p>
          </table:table-cell>
          <table:table-cell table:style-name="Table8.A1" office:value-type="string">
            <text:p text:style-name="P207">Name</text:p>
          </table:table-cell>
          <table:table-cell table:style-name="Table8.C1" office:value-type="string">
            <text:p text:style-name="P207">Example</text:p>
          </table:table-cell>
        </table:table-row>
        <table:table-row table:style-name="Table8.2">
          <table:table-cell table:style-name="Table8.A2" office:value-type="string">
            <text:p text:style-name="P209">==</text:p>
          </table:table-cell>
          <table:table-cell table:style-name="Table8.A2" office:value-type="string">
            <text:p text:style-name="P210">Equal to</text:p>
          </table:table-cell>
          <table:table-cell table:style-name="Table8.C2" office:value-type="string">
            <text:p text:style-name="P209">x == y</text:p>
          </table:table-cell>
        </table:table-row>
        <table:table-row table:style-name="Table8.1">
          <table:table-cell table:style-name="Table8.A2" office:value-type="string">
            <text:p text:style-name="P209">!=</text:p>
          </table:table-cell>
          <table:table-cell table:style-name="Table8.A2" office:value-type="string">
            <text:p text:style-name="P210">Not equal</text:p>
          </table:table-cell>
          <table:table-cell table:style-name="Table8.C2" office:value-type="string">
            <text:p text:style-name="P209">x != y</text:p>
          </table:table-cell>
        </table:table-row>
        <table:table-row table:style-name="Table8.2">
          <table:table-cell table:style-name="Table8.A2" office:value-type="string">
            <text:p text:style-name="P209">&gt;</text:p>
          </table:table-cell>
          <table:table-cell table:style-name="Table8.A2" office:value-type="string">
            <text:p text:style-name="P210">Greater than</text:p>
          </table:table-cell>
          <table:table-cell table:style-name="Table8.C2" office:value-type="string">
            <text:p text:style-name="P209">x &gt; y</text:p>
          </table:table-cell>
        </table:table-row>
        <table:table-row table:style-name="Table8.5">
          <table:table-cell table:style-name="Table8.A2" office:value-type="string">
            <text:p text:style-name="P209">&lt;</text:p>
          </table:table-cell>
          <table:table-cell table:style-name="Table8.A2" office:value-type="string">
            <text:p text:style-name="P210">Less than</text:p>
          </table:table-cell>
          <table:table-cell table:style-name="Table8.C2" office:value-type="string">
            <text:p text:style-name="P209">x &lt; y</text:p>
          </table:table-cell>
        </table:table-row>
        <table:table-row table:style-name="Table8.2">
          <table:table-cell table:style-name="Table8.A2" office:value-type="string">
            <text:p text:style-name="P209">&gt;=</text:p>
          </table:table-cell>
          <table:table-cell table:style-name="Table8.A2" office:value-type="string">
            <text:p text:style-name="P210">Greater than or equal to</text:p>
          </table:table-cell>
          <table:table-cell table:style-name="Table8.C2" office:value-type="string">
            <text:p text:style-name="P209">x &gt;= y</text:p>
          </table:table-cell>
        </table:table-row>
        <table:table-row table:style-name="Table8.1">
          <table:table-cell table:style-name="Table8.A2" office:value-type="string">
            <text:p text:style-name="P209">&lt;=</text:p>
          </table:table-cell>
          <table:table-cell table:style-name="Table8.A2" office:value-type="string">
            <text:p text:style-name="P210">Less than or equal to</text:p>
          </table:table-cell>
          <table:table-cell table:style-name="Table8.C2" office:value-type="string">
            <text:p text:style-name="P209">x &lt;= y</text:p>
          </table:table-cell>
        </table:table-row>
      </table:table>
      <text:p text:style-name="P230"/>
      <text:p text:style-name="P229"><text:span text:style-name="T138"><text:s text:c="2"/>int </text:span><text:span text:style-name="T171">x</text:span><text:span text:style-name="T138"> = </text:span><text:span text:style-name="T201">3</text:span><text:span text:style-name="T138">;</text:span></text:p>
      <text:p text:style-name="P229"><text:span text:style-name="T138"><text:s text:c="2"/>int </text:span><text:span text:style-name="T171">y</text:span><text:span text:style-name="T138"> = </text:span><text:span text:style-name="T201">5</text:span><text:span text:style-name="T138">;</text:span></text:p>
      <text:p text:style-name="P229"><text:soft-page-break/><text:span text:style-name="T138"><text:s text:c="2"/></text:span><text:span text:style-name="T171">cout</text:span><text:span text:style-name="T138"> &lt;&lt; (</text:span><text:span text:style-name="T171">x</text:span><text:span text:style-name="T138">==</text:span><text:span text:style-name="T171">y</text:span><text:span text:style-name="T138">); </text:span><text:span text:style-name="T121">// returns 0 (false) because 3 and 5 is not equal</text:span></text:p>
      <text:p text:style-name="P229"><text:span text:style-name="T121"><text:s text:c="2"/></text:span><text:span text:style-name="T171">cout</text:span><text:span text:style-name="T138"> &lt;&lt; (</text:span><text:span text:style-name="T171">x</text:span><text:span text:style-name="T138">!=</text:span><text:span text:style-name="T171">y</text:span><text:span text:style-name="T138">); </text:span><text:span text:style-name="T121">// returns 1 (true) because 3 and is <text:s/>not equal</text:span></text:p>
      <text:p text:style-name="P229"><text:span text:style-name="T121"><text:s text:c="2"/></text:span><text:span text:style-name="T171">cout</text:span><text:span text:style-name="T138"> &lt;&lt; (</text:span><text:span text:style-name="T171">x</text:span><text:span text:style-name="T138">&gt;</text:span><text:span text:style-name="T171">y</text:span><text:span text:style-name="T138">); </text:span><text:span text:style-name="T121">// return 0 (false) because 3 is not greater than 5</text:span></text:p>
      <text:p text:style-name="P229"><text:span text:style-name="T121"><text:s text:c="2"/></text:span><text:span text:style-name="T171">cout</text:span><text:span text:style-name="T138"> &lt;&lt; (</text:span><text:span text:style-name="T171">x</text:span><text:span text:style-name="T138">&lt;</text:span><text:span text:style-name="T171">y</text:span><text:span text:style-name="T138">); </text:span><text:span text:style-name="T121">// return 1 (true) because 3 is less than 5</text:span></text:p>
      <text:p text:style-name="P229"><text:span text:style-name="T121"><text:s text:c="2"/></text:span><text:span text:style-name="T171">cout</text:span><text:span text:style-name="T138"> &lt;&lt; (</text:span><text:span text:style-name="T171">x</text:span><text:span text:style-name="T138">&gt;=</text:span><text:span text:style-name="T171">y</text:span><text:span text:style-name="T138">); </text:span><text:span text:style-name="T121">// return 0 (false) because 3 is less than 5;</text:span></text:p>
      <text:p text:style-name="P229"><text:span text:style-name="T121"><text:s text:c="2"/></text:span><text:span text:style-name="T171">cout</text:span><text:span text:style-name="T138"> &lt;&lt; (</text:span><text:span text:style-name="T171">x</text:span><text:span text:style-name="T138">&lt;=</text:span><text:span text:style-name="T171">y</text:span><text:span text:style-name="T138">); </text:span><text:span text:style-name="T446">// return 1 (false) because 3 is less than 5;</text:span></text:p>
      <text:p text:style-name="P231"/>
      <text:h text:style-name="Heading_20_3" text:outline-level="3">5.5 Logical Operators</text:h>
      <text:p text:style-name="P71"><text:tab/><text:span text:style-name="T19">Logical Operators တွေဆိုတာ Comparison Operators တွေနဲ့ return values </text:span><text:span text:style-name="T298">(</text:span><text:span text:style-name="T346">true</text:span><text:span text:style-name="T298"> </text:span><text:span text:style-name="T346">or</text:span><text:span text:style-name="T298"> </text:span><text:span text:style-name="T346">false</text:span><text:span text:style-name="T298">)</text:span><text:span text:style-name="T19"> တူပါတယ်။ <text:s/>ဒါပေမဲ့ သူက Comparison နှစ်ခု (သို့) နှစ်ခုထက်</text:span><text:span text:style-name="T20">ပိုပြီးတော့</text:span><text:span text:style-name="T19">ကို နှိုင်းယှဉ်လို့ရပါတယ်။ </text:span><text:span text:style-name="T20">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6">Operator</text:p>
          </table:table-cell>
          <table:table-cell table:style-name="Table9.A1" office:value-type="string">
            <text:p text:style-name="P58">Name</text:p>
          </table:table-cell>
          <table:table-cell table:style-name="Table9.A1" office:value-type="string">
            <text:p text:style-name="P58">Description</text:p>
          </table:table-cell>
          <table:table-cell table:style-name="Table9.D1" office:value-type="string">
            <text:p text:style-name="P58">Example</text:p>
          </table:table-cell>
        </table:table-row>
        <table:table-row table:style-name="Table9.2">
          <table:table-cell table:style-name="Table9.A2" office:value-type="string">
            <text:p text:style-name="P55">&amp;&amp;</text:p>
          </table:table-cell>
          <table:table-cell table:style-name="Table9.A2" office:value-type="string">
            <text:p text:style-name="P57">Logical and</text:p>
          </table:table-cell>
          <table:table-cell table:style-name="Table9.A2" office:value-type="string">
            <text:p text:style-name="P57">Returns true if both statements are true</text:p>
          </table:table-cell>
          <table:table-cell table:style-name="Table9.D2" office:value-type="string">
            <text:p text:style-name="P57">x &lt; 5 &amp;&amp; x &lt; 10</text:p>
          </table:table-cell>
        </table:table-row>
        <table:table-row table:style-name="Table9.3">
          <table:table-cell table:style-name="Table9.A2" office:value-type="string">
            <text:p text:style-name="P55">||</text:p>
          </table:table-cell>
          <table:table-cell table:style-name="Table9.A2" office:value-type="string">
            <text:p text:style-name="P57">Logical or</text:p>
          </table:table-cell>
          <table:table-cell table:style-name="Table9.A2" office:value-type="string">
            <text:p text:style-name="P57">Returns true if one of the statements is true</text:p>
          </table:table-cell>
          <table:table-cell table:style-name="Table9.D2" office:value-type="string">
            <text:p text:style-name="P57">x &lt; 5 || x &lt; 4</text:p>
          </table:table-cell>
        </table:table-row>
        <table:table-row table:style-name="Table9.2">
          <table:table-cell table:style-name="Table9.A2" office:value-type="string">
            <text:p text:style-name="P55">!</text:p>
          </table:table-cell>
          <table:table-cell table:style-name="Table9.A2" office:value-type="string">
            <text:p text:style-name="P57">Logical not</text:p>
          </table:table-cell>
          <table:table-cell table:style-name="Table9.A2" office:value-type="string">
            <text:p text:style-name="P57">Reverse the result, returns false if the result is true</text:p>
          </table:table-cell>
          <table:table-cell table:style-name="Table9.D2" office:value-type="string">
            <text:p text:style-name="P57">!(x &lt; 5 &amp;&amp; x &lt; 10)</text:p>
          </table:table-cell>
        </table:table-row>
      </table:table>
      <text:p text:style-name="P23">Example</text:p>
      <text:p text:style-name="P144"><text:span text:style-name="T139">int </text:span><text:span text:style-name="T172">x</text:span><text:span text:style-name="T139"> = </text:span><text:span text:style-name="T202">4</text:span><text:span text:style-name="T139">;</text:span></text:p>
      <text:p text:style-name="P144"><text:span text:style-name="T172">cout</text:span><text:span text:style-name="T139"> &lt;&lt; (</text:span><text:span text:style-name="T172">x</text:span><text:span text:style-name="T139"> &lt; </text:span><text:span text:style-name="T202">5</text:span><text:span text:style-name="T139"> &amp;&amp; </text:span><text:span text:style-name="T172">x</text:span><text:span text:style-name="T139"> &lt; </text:span><text:span text:style-name="T202">10</text:span><text:span text:style-name="T139">)</text:span><text:span text:style-name="T122">; // return 1 (true) because 4 is less than 5 and 10;</text:span></text:p>
      <text:p text:style-name="P144"><text:span text:style-name="T172">cout</text:span><text:span text:style-name="T139"> &lt;&lt; (</text:span><text:span text:style-name="T172">x</text:span><text:span text:style-name="T139"> &lt; </text:span><text:span text:style-name="T202">5</text:span><text:span text:style-name="T139"> &amp;&amp; </text:span><text:span text:style-name="T172">x</text:span><text:span text:style-name="T139"> &gt; </text:span><text:span text:style-name="T202">10</text:span><text:span text:style-name="T139">);</text:span><text:span text:style-name="T122"> // return 0 (false) because 4 is not greater than 10;</text:span></text:p>
      <text:p text:style-name="P144"><text:span text:style-name="T172">cout</text:span><text:span text:style-name="T139"> &lt;&lt; !(</text:span><text:span text:style-name="T172">x</text:span><text:span text:style-name="T139"> &lt; </text:span><text:span text:style-name="T202">5</text:span><text:span text:style-name="T139"> &amp;&amp; </text:span><text:span text:style-name="T172">x</text:span><text:span text:style-name="T139"> &gt; </text:span><text:span text:style-name="T202">10</text:span><text:span text:style-name="T139">);</text:span><text:span text:style-name="T483"> // return 1 (true) because using logical not while expression is false</text:span></text:p>
      <text:p text:style-name="P151"/>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09"/>
      <text:h text:style-name="P248" text:outline-level="2"><text:span text:style-name="T440">6</text:span><text:span text:style-name="T438">.</text:span><text:span text:style-name="T437">Control Statements</text:span></text:h>
      <text:p text:style-name="P236"><text:span text:style-name="T437"><text:tab/></text:span><text:span text:style-name="T429">Control Statment တွေဆိုတာ Programming တွေရဲ့ အခြေခံတွေပဲဖြစ်ပါတယ်။ ပြီးတော့ Algothrims တွေရဲ့ အခြေခံတည်ဆောက်ပုံလည်းဖြစ်ပါတယ်။ Control Statment တွေမှာ </text:span><text:span text:style-name="T437">Condition </text:span><text:span text:style-name="T439">Statement </text:span><text:span text:style-name="T430">နဲ့ </text:span><text:span text:style-name="T439">Looping Statement </text:span><text:span text:style-name="T430">ဆိုပြီးတော့ နှစ်မျိုးရှိပါတယ်။</text:span></text:p>
      <text:h text:style-name="Heading_20_3" text:outline-level="3"><text:span text:style-name="T487">6.1 </text:span>Condition Statement</text:h>
      <text:p text:style-name="P145"><text:span text:style-name="T452"><text:tab/>Condition Statement တွေ</text:span><text:span text:style-name="T451"> ဆိုတာ ဘာဖြစ်လျှင် ဘာလုပ်ရမယ်၊ ဘာမလုပ်ရဘူးဆိုတာကို Computer Programming နဲ့ရေးသား</text:span><text:span text:style-name="T452">ခြင်းပဲဖြစ်ပါတယ်။ </text:span><text:span text:style-name="T453">C++ ရဲ့ Condition Statement တွေကို အောက်မှာ ဖော်ပြပေးထားပါတယ်။</text:span></text:p>
      <table:table table:name="Table10" table:style-name="Table10">
        <table:table-column table:style-name="Table10.A"/>
        <table:table-column table:style-name="Table10.B"/>
        <table:table-row>
          <table:table-cell table:style-name="Table10.A1" office:value-type="string">
            <text:p text:style-name="P237">if</text:p>
          </table:table-cell>
          <table:table-cell table:style-name="Table10.B1" office:value-type="string">
            <text:p text:style-name="P85"><text:span text:style-name="T422">Condition </text:span><text:span text:style-name="T379">true</text:span><text:span text:style-name="T422"> ဖြစ်လျှင် သတ်မှတ်ထားတဲ့ Code တွေကို run ပါတယ်။</text:span></text:p>
          </table:table-cell>
        </table:table-row>
        <table:table-row>
          <table:table-cell table:style-name="Table10.A2" office:value-type="string">
            <text:p text:style-name="P237">else</text:p>
          </table:table-cell>
          <table:table-cell table:style-name="Table10.B2" office:value-type="string">
            <text:p text:style-name="P85"><text:span text:style-name="T422">Condition </text:span><text:span text:style-name="T379">false</text:span><text:span text:style-name="T422"> ဖြစ်လျှင် သတ်မှတ်ထားတဲ့ Code တွေကို run ပါတယ်။</text:span></text:p>
          </table:table-cell>
        </table:table-row>
        <table:table-row>
          <table:table-cell table:style-name="Table10.A2" office:value-type="string">
            <text:p text:style-name="P237">else if</text:p>
          </table:table-cell>
          <table:table-cell table:style-name="Table10.B3" office:value-type="string">
            <text:p text:style-name="P85"><text:span text:style-name="T422">ပထမ Condition က </text:span><text:span text:style-name="T379">false</text:span><text:span text:style-name="T422"> ဖြစ်နေလျှင် သတ်မှတ်ထားတဲ့ Code တွေကို run ပါတယ်</text:span></text:p>
          </table:table-cell>
        </table:table-row>
        <table:table-row>
          <table:table-cell table:style-name="Table10.A2" office:value-type="string">
            <text:p text:style-name="P237">switch</text:p>
          </table:table-cell>
          <table:table-cell table:style-name="Table10.B4" office:value-type="string">
            <text:p text:style-name="P204"><text:span text:style-name="T423">i</text:span><text:span text:style-name="T422">f, </text:span><text:span text:style-name="T334">else</text:span><text:span text:style-name="T422">, </text:span><text:span text:style-name="T334">else</text:span><text:span text:style-name="T422"> </text:span><text:span text:style-name="T334">if</text:span><text:span text:style-name="T422">, နဲ့အတူတူပါပဲ Condition မှန်တဲ့အခါမှ သတ်မှတ်ထားတဲ့ Code တွကို Run ပါတယ်။</text:span></text:p>
          </table:table-cell>
        </table:table-row>
      </table:table>
      <text:p text:style-name="P146"/>
      <text:h text:style-name="Heading_20_4" text:outline-level="4"><text:span text:style-name="T441">Using if</text:span><text:span text:style-name="T442">(</text:span><text:span text:style-name="T380">condition</text:span><text:span text:style-name="T442">)</text:span><text:span text:style-name="T441"> </text:span><text:span text:style-name="T443">&amp; else </text:span></text:h>
      <text:p text:style-name="P123"/>
      <text:p text:style-name="P123"><text:tab/><text:span text:style-name="T485">bool isStudent = true;</text:span></text:p>
      <text:p text:style-name="P141"><text:span text:style-name="T134"><text:tab/>if(</text:span><text:span text:style-name="T173">isStudent</text:span><text:span text:style-name="T134">){</text:span></text:p>
      <text:p text:style-name="P141"><text:span text:style-name="T167"><text:tab/><text:tab/></text:span><text:span text:style-name="T173">cout &lt;&lt; "Go To School";</text:span></text:p>
      <text:p text:style-name="P123"><text:tab/>}</text:p>
      <text:p text:style-name="P123"><text:tab/><text:span text:style-name="T485">cout &lt;&lt; "Life Finish";</text:span></text:p>
      <text:p text:style-name="P139"/>
      <text:p text:style-name="P24"><text:tab/>ကျွန်တော်တို့အရှေ့အခန်းတွေမှာ Comparison Operators တွေကို အသုံးပြုပြီးတော့ true/false value တွေကို ဘယ်လိုထုတ်ရလဲပြောပြထားပါတယ်။ အဲ့ဒီ Comparison Operators တွေကို အသုံးပြုပြီးတော့လည်း Condition Statement တွေကို အသုံးပြုလို့ရပါတယ်။</text:p>
      <text:p text:style-name="P37">Example <text:span text:style-name="T490">6.1</text:span></text:p>
      <text:p text:style-name="P143"><text:span text:style-name="T134">int </text:span><text:span text:style-name="T167">age</text:span><text:span text:style-name="T134"> = </text:span><text:span text:style-name="T199">15</text:span><text:span text:style-name="T134">;</text:span></text:p>
      <text:p text:style-name="P143"><text:soft-page-break/><text:span text:style-name="T134">if(</text:span><text:span text:style-name="T167">age</text:span><text:span text:style-name="T134"> &gt; = </text:span><text:span text:style-name="T199">18</text:span><text:span text:style-name="T134">){</text:span></text:p>
      <text:p text:style-name="P143"><text:span text:style-name="T134"><text:s text:c="4"/></text:span><text:span text:style-name="T167">cout</text:span><text:span text:style-name="T134"> &lt;&lt; </text:span><text:span text:style-name="T406">“</text:span><text:span text:style-name="T167">You</text:span><text:span text:style-name="T134"> </text:span><text:span text:style-name="T167">are</text:span><text:span text:style-name="T134"> </text:span><text:span text:style-name="T167">adult</text:span><text:span text:style-name="T406">”</text:span><text:span text:style-name="T134">;</text:span></text:p>
      <text:p text:style-name="P125">}else{</text:p>
      <text:p text:style-name="P143"><text:span text:style-name="T134"><text:s text:c="4"/></text:span><text:span text:style-name="T167">cout</text:span><text:span text:style-name="T134"> &lt;&lt; </text:span><text:span text:style-name="T406">“</text:span><text:span text:style-name="T167">You</text:span><text:span text:style-name="T134"> </text:span><text:span text:style-name="T167">are</text:span><text:span text:style-name="T134"> </text:span><text:span text:style-name="T167">boy</text:span><text:span text:style-name="T406">”</text:span><text:span text:style-name="T134">;</text:span></text:p>
      <text:p text:style-name="P125">}</text:p>
      <text:p text:style-name="P175"/>
      <text:p text:style-name="P168">1. ကျွန်တော်က ဒီ Program မှာ အသက် 18 (သို့) အသက် 18 ထက်ကြီးတဲ့သူတွေကို "You are adult" ဆိုပြီးတော့ output ထုတ်ချင်ပါတယ်။ အသက် 18 အောက် ငယ်တဲ့သူတွေကို "You are boy" ဆိုပြီးတော့ outputထုတ်ချင်ပါတယ်။</text:p>
      <text:p text:style-name="P167"><text:span text:style-name="T486">2.</text:span> <text:span text:style-name="T486">ဒါဆိုရင်</text:span> <text:span text:style-name="T486">age ဆိုတဲ့ variable ကို 15 ဆိုပြီး Declare လုပ်လိုက်ပါတယ်။ အသက် 15 ပေါ့နော်။</text:span></text:p>
      <text:p text:style-name="P169">3. ဒါဆိုရင် ကျွန်တော်တို့က 18 ထက် ငယ်လား၊ ကြီးလား၊ ညီနေလားကို ဆုံးဖြတ်ဖို့အတွက် if statement ကို သုံးရပါမယ်။</text:p>
      <text:p text:style-name="P184"><text:span text:style-name="T242">4. </text:span><text:span text:style-name="T315">if</text:span><text:span text:style-name="T58"> </text:span><text:span text:style-name="T242">statement ကိုသုံးဖို့အတွက် </text:span><text:span text:style-name="T315">()</text:span><text:span text:style-name="T242"> ထဲမှာ Condition ကိုထည့်ရပါမယ်။ </text:span><text:span text:style-name="T359">age</text:span><text:span text:style-name="T315"> &gt;= </text:span><text:span text:style-name="T386">18</text:span><text:span text:style-name="T242"> , age က 18 နဲ့ညီပြီးတော့ 18 ထက်ကြီးရင်ဆိုတဲ့ Condition တစ်ခုကိုရေးလိုက်ပါမယ်။ ပြီးရင် </text:span><text:span text:style-name="T316">{ }</text:span><text:span text:style-name="T242"> ထဲမှာ </text:span><text:span text:style-name="T360">cout</text:span><text:span text:style-name="T316"> &lt;&lt; </text:span><text:span text:style-name="T387">"You are adult"</text:span><text:span text:style-name="T316">;</text:span><text:span text:style-name="T242"> ဆိုပြ</text:span><text:span text:style-name="T243">ီးတော့ output ထုတ်ပေးအောင်ရေးလိုက်ပါတယ်။</text:span></text:p>
      <text:p text:style-name="P184"><text:span text:style-name="T242">5.</text:span><text:span text:style-name="T262"> </text:span><text:span text:style-name="T329">if</text:span><text:span text:style-name="T59"> </text:span><text:span text:style-name="T242">မှာရှိတဲ့ Cond</text:span><text:span text:style-name="T243">ition က </text:span><text:span text:style-name="T361">false</text:span><text:span text:style-name="T243"> ဖြစ်နေလျှင် </text:span><text:span text:style-name="T317">else</text:span><text:span text:style-name="T243"> ဆိုတဲ့ code block ထဲက ဟာတွေကို run ပါတယ်။ </text:span><text:span text:style-name="T361">age</text:span><text:span text:style-name="T317"> &gt;= </text:span><text:span text:style-name="T388">18</text:span><text:span text:style-name="T243"> ဆိုပြီးရေးထားတဲ့ အတွက်ကြောင့် </text:span><text:span text:style-name="T317">else</text:span><text:span text:style-name="T243"> မှာ age 18 အောက်ငယ်သွားတာအခါ run မှာဖြစ်ပါတယ်။ ဒါကြောင့် </text:span><text:span text:style-name="T317">else { }</text:span><text:span text:style-name="T243"> ထဲမှာ</text:span><text:span text:style-name="T317"> </text:span><text:span text:style-name="T361">cout</text:span><text:span text:style-name="T317"> &lt;&lt; </text:span><text:span text:style-name="T388">"You are boy"</text:span><text:span text:style-name="T317">;</text:span><text:span text:style-name="T243"> ဆိုပြီး Output ထုတ်လိုက်ပါတယ်။</text:span></text:p>
      <text:p text:style-name="P170">6. Program ကို Run ပြီးတော့ Output တွေကို ကြည့်နိုင်ပါတယ်။</text:p>
      <text:p text:style-name="P170">7. age variable ရဲ့ values တွေကို 18, 19, .. စသည်ဖြင့် ချိန်းကြည့်ပြီး if, else တွေရဲ့ အလုပ်လုပ်ပုံကိုနားလည်နိုင်ပါတယ်။</text:p>
      <text:h text:style-name="Heading_20_4" text:outline-level="4"><text:span text:style-name="T263">Using </text:span><text:span text:style-name="T264">else if(</text:span><text:span text:style-name="T347">condition</text:span><text:span text:style-name="T264">)</text:span></text:h>
      <text:p text:style-name="P171">Example <text:span text:style-name="T490">6.2</text:span></text:p>
      <text:p text:style-name="P116"><text:s text:c="2"/></text:p>
      <text:p text:style-name="P116"><text:s text:c="5"/>int num1 = 50;</text:p>
      <text:p text:style-name="P116"><text:s text:c="5"/>int num2 = 50;</text:p>
      <text:p text:style-name="P102"><text:span text:style-name="T134"><text:s text:c="4"/>if (</text:span><text:span text:style-name="T167">num1</text:span><text:span text:style-name="T134"> &gt; </text:span><text:span text:style-name="T167">num2</text:span><text:span text:style-name="T134">) {</text:span></text:p>
      <text:p text:style-name="P102"><text:span text:style-name="T134"><text:s text:c="8"/></text:span><text:span text:style-name="T167">cout</text:span><text:span text:style-name="T134"> &lt;&lt; </text:span><text:span text:style-name="T167">num1</text:span><text:span text:style-name="T134"> &lt;&lt; </text:span><text:span text:style-name="T199">" is greater than "</text:span><text:span text:style-name="T134"> &lt;&lt; </text:span><text:span text:style-name="T167">num2</text:span><text:span text:style-name="T134"> &lt;&lt; </text:span><text:span text:style-name="T167">endl</text:span><text:span text:style-name="T134">;</text:span></text:p>
      <text:p text:style-name="P102"><text:span text:style-name="T134"><text:s text:c="4"/>} else if (</text:span><text:span text:style-name="T167">num1</text:span><text:span text:style-name="T134"> &lt; </text:span><text:span text:style-name="T167">num2</text:span><text:span text:style-name="T134">) {</text:span></text:p>
      <text:p text:style-name="P102"><text:span text:style-name="T134"><text:s text:c="8"/></text:span><text:span text:style-name="T167">cout</text:span><text:span text:style-name="T134"> &lt;&lt; </text:span><text:span text:style-name="T167">num2</text:span><text:span text:style-name="T134"> &lt;&lt; </text:span><text:span text:style-name="T199">" is greater than "</text:span><text:span text:style-name="T134"> &lt;&lt; </text:span><text:span text:style-name="T167">num1</text:span><text:span text:style-name="T134"> &lt;&lt; </text:span><text:span text:style-name="T167">endl</text:span><text:span text:style-name="T134">;</text:span></text:p>
      <text:p text:style-name="P117"><text:soft-page-break/><text:s text:c="4"/>} else {</text:p>
      <text:p text:style-name="P102"><text:span text:style-name="T134"><text:s text:c="8"/></text:span><text:span text:style-name="T167">cout</text:span><text:span text:style-name="T134"> &lt;&lt; </text:span><text:span text:style-name="T167">num1</text:span><text:span text:style-name="T134"> &lt;&lt; </text:span><text:span text:style-name="T199">" and "</text:span><text:span text:style-name="T134"> &lt;&lt; </text:span><text:span text:style-name="T167">num2</text:span><text:span text:style-name="T134"> &lt;&lt; </text:span><text:span text:style-name="T199">" are equal"</text:span><text:span text:style-name="T134"> &lt;&lt; </text:span><text:span text:style-name="T167">endl</text:span><text:span text:style-name="T134">;</text:span></text:p>
      <text:p text:style-name="P117"><text:s text:c="4"/>}</text:p>
      <text:p text:style-name="P71"><text:span text:style-name="T299">else if</text:span><text:span text:style-name="T21"> ဆိုတဲ့ statement အရှေ့မှာရှိတဲ့ condition က </text:span><text:span text:style-name="T348">false</text:span><text:span text:style-name="T21"> ဖြစ်နေလျှင်…. ဒါကော ဖြစ်နိုင်သေးလားဆိုတာ ထပ်ပြီး စစ်တာဖြစ်ပါတယ်။ Example Code မှာဆိုရင် </text:span><text:span text:style-name="T348">num1</text:span><text:span text:style-name="T299"> &gt; </text:span><text:span text:style-name="T348">num2</text:span><text:span text:style-name="T21"> က </text:span><text:span text:style-name="T348">false</text:span><text:span text:style-name="T21"> <text:s/>ဖြစ်နေလျှင် </text:span><text:span text:style-name="T348">num1</text:span><text:span text:style-name="T299"> &lt; </text:span><text:span text:style-name="T348">num2</text:span><text:span text:style-name="T21"> ကောဖြစ်နိုင်လားလို့ </text:span><text:span text:style-name="T300">else if</text:span><text:span text:style-name="T301">()</text:span><text:span text:style-name="T46"> </text:span><text:span text:style-name="T22">ကို သုံးပြီး ထပ်စစ်တာဖြစ်ပါတယ်။ နောက်ဆုံး </text:span><text:span text:style-name="T300">else</text:span><text:span text:style-name="T22"> <text:s/>statement ကတော့ အပေါ်က statement နှစ်ခုလုံးမမှန်ရင်</text:span><text:span text:style-name="T300"> else {}</text:span><text:span text:style-name="T22"> <text:s/>ထဲက ဟာတွေ run ပါတယ်။</text:span></text:p>
      <text:h text:style-name="Heading_20_4" text:outline-level="4"><text:span text:style-name="T23">Using </text:span><text:span text:style-name="T331">switch(</text:span><text:span text:style-name="T376">expression</text:span><text:span text:style-name="T331">)</text:span></text:h>
      <text:p text:style-name="P86"><text:span text:style-name="T318"><text:tab/></text:span><text:span text:style-name="T319">switch</text:span><text:span text:style-name="T248"> stat</text:span><text:span text:style-name="T249">e</text:span><text:span text:style-name="T248">ment ကတော့</text:span><text:span text:style-name="T250"> </text:span><text:span text:style-name="T251">expression တစ်ခု ကို </text:span><text:span text:style-name="T362">case</text:span><text:span text:style-name="T320">:</text:span><text:span text:style-name="T251"> ထဲမှာရှိတဲ့ value တွေနဲ့ Compare လုပ်ပါတယ်။</text:span><text:span text:style-name="T250"> </text:span><text:span text:style-name="T363">case</text:span><text:span text:style-name="T320">:</text:span><text:span text:style-name="T249"> ထဲက value တစ်ခုခုနဲ့ညီလျှင် သူအောက်မှာရှိတဲ့ Code </text:span><text:span text:style-name="T252">တွေ</text:span><text:span text:style-name="T249"> ကို run ပါတယ်။ </text:span><text:span text:style-name="T320">break;</text:span><text:span text:style-name="T249"> ဆိုတာကတော့ </text:span><text:span text:style-name="T321">switch</text:span><text:span text:style-name="T253"> statement ကို ထပ်မစစ်တော့အောင် ရပ်လိုက်တာဖြစ်ပါတယ်။ </text:span><text:span text:style-name="T364">case</text:span><text:span text:style-name="T321">:</text:span><text:span text:style-name="T253"> </text:span><text:span text:style-name="T252">ထဲက value တစ်ခုနဲ့မှ မညီလျှင် </text:span><text:span text:style-name="T322">default:</text:span><text:span text:style-name="T60"> </text:span><text:span text:style-name="T252">ဆိုတဲ့ code တွေကို run ပါတယ်။ </text:span></text:p>
      <text:p text:style-name="P173">Syntax</text:p>
      <text:p text:style-name="P232"><text:span text:style-name="T140"><text:tab/>switch (</text:span><text:span text:style-name="T174">expression</text:span><text:span text:style-name="T140">){</text:span></text:p>
      <text:p text:style-name="P232"><text:span text:style-name="T140"><text:tab/><text:tab/>case </text:span><text:span text:style-name="T174">x</text:span><text:span text:style-name="T140">:</text:span></text:p>
      <text:p text:style-name="P240"><text:tab/><text:tab/> //code block</text:p>
      <text:p text:style-name="P232"><text:span text:style-name="T124"><text:tab/><text:tab/></text:span><text:span text:style-name="T140">break;</text:span></text:p>
      <text:p text:style-name="P232"><text:span text:style-name="T140"><text:tab/><text:tab/>case </text:span><text:span text:style-name="T174">y</text:span><text:span text:style-name="T140">:</text:span></text:p>
      <text:p text:style-name="P240"><text:tab/><text:tab/> //code block</text:p>
      <text:p text:style-name="P232"><text:span text:style-name="T124"><text:tab/><text:tab/></text:span><text:span text:style-name="T140">break;</text:span></text:p>
      <text:p text:style-name="P131"><text:tab/><text:tab/>default:</text:p>
      <text:p text:style-name="P240"><text:tab/><text:tab/> //code block</text:p>
      <text:p text:style-name="P132"><text:tab/>}</text:p>
      <text:p text:style-name="P174">Example <text:span text:style-name="T490">6.3</text:span></text:p>
      <text:p text:style-name="P152"><text:span text:style-name="T134"><text:s text:c="4"/>int </text:span><text:span text:style-name="T167">choice</text:span><text:span text:style-name="T134">; <text:s text:c="3"/></text:span></text:p>
      <text:p text:style-name="P152"><text:span text:style-name="T134"><text:s text:c="3"/></text:span><text:span text:style-name="T167">cout</text:span><text:span text:style-name="T134"> &lt;&lt; </text:span><text:span text:style-name="T199">"Select an option (1-3): "</text:span><text:span text:style-name="T134">;</text:span></text:p>
      <text:p text:style-name="P152"><text:span text:style-name="T134"><text:s text:c="3"/></text:span><text:span text:style-name="T167">cin</text:span><text:span text:style-name="T134"> &gt;&gt; </text:span><text:span text:style-name="T167">choice</text:span><text:span text:style-name="T134">; <text:s text:c="3"/></text:span></text:p>
      <text:p text:style-name="P152"><text:span text:style-name="T134"><text:s text:c="4"/>switch (</text:span><text:span text:style-name="T167">choice</text:span><text:span text:style-name="T134">) {</text:span></text:p>
      <text:p text:style-name="P152"><text:span text:style-name="T134"><text:s text:c="8"/>case </text:span><text:span text:style-name="T199">1</text:span><text:span text:style-name="T134">:</text:span></text:p>
      <text:p text:style-name="P152"><text:span text:style-name="T134"><text:s text:c="12"/></text:span><text:span text:style-name="T167">cout</text:span><text:span text:style-name="T134"> &lt;&lt; </text:span><text:span text:style-name="T199">"You chose option 1.\n"</text:span><text:span text:style-name="T134">;</text:span></text:p>
      <text:p text:style-name="P127"><text:s text:c="12"/>break;</text:p>
      <text:p text:style-name="P152"><text:span text:style-name="T134"><text:s text:c="8"/>case </text:span><text:span text:style-name="T199">2</text:span><text:span text:style-name="T134">:</text:span></text:p>
      <text:p text:style-name="P152"><text:span text:style-name="T134"><text:s text:c="12"/></text:span><text:span text:style-name="T167">cout</text:span><text:span text:style-name="T134"> &lt;&lt; </text:span><text:span text:style-name="T199">"You chose option 2.\n"</text:span><text:span text:style-name="T134">;</text:span></text:p>
      <text:p text:style-name="P127"><text:s text:c="12"/>break;</text:p>
      <text:p text:style-name="P152"><text:soft-page-break/><text:span text:style-name="T134"><text:s text:c="8"/>case </text:span><text:span text:style-name="T199">3</text:span><text:span text:style-name="T134">:</text:span></text:p>
      <text:p text:style-name="P152"><text:span text:style-name="T134"><text:s text:c="12"/></text:span><text:span text:style-name="T167">cout</text:span><text:span text:style-name="T134"> &lt;&lt; </text:span><text:span text:style-name="T199">"You chose option 3.\n"</text:span><text:span text:style-name="T134">;</text:span></text:p>
      <text:p text:style-name="P127"><text:s text:c="12"/>break;</text:p>
      <text:p text:style-name="P127"><text:s text:c="8"/>default:</text:p>
      <text:p text:style-name="P152"><text:span text:style-name="T134"><text:s text:c="12"/></text:span><text:span text:style-name="T167">cout</text:span><text:span text:style-name="T134"> &lt;&lt; </text:span><text:span text:style-name="T199">"Invalid choice.\n"</text:span><text:span text:style-name="T134">;</text:span></text:p>
      <text:p text:style-name="P127"><text:s text:c="12"/>break;</text:p>
      <text:p text:style-name="P127"><text:s text:c="4"/>}</text:p>
      <text:p text:style-name="P127"/>
      <text:p text:style-name="P189"><text:span text:style-name="T47"><text:s/></text:span><text:span text:style-name="T48">ဒီ Code မှာဆိုရင် User Input ကို အသုံးပြုပြီးတော့ ဂဏန်း 1 </text:span><text:span text:style-name="T52">to</text:span><text:span text:style-name="T48"> 3 အထိ </text:span><text:span text:style-name="T49">ရွေးခိုင်းပါမယ်</text:span><text:span text:style-name="T50">။ ပြီးလျှင် <text:s/></text:span><text:span text:style-name="T302">switch</text:span><text:span text:style-name="T50"> </text:span><text:span text:style-name="T302">case</text:span><text:span text:style-name="T50"> syntax </text:span><text:span text:style-name="T51">ကိုအသုံးပြုပြီးတော့ </text:span><text:span text:style-name="T52">User က ဘယ်ဂဏန်းကိုရွေးလည်းဆိုတာကို Output ထုတ်ပေးမှာဖြစ်ပါတယ်။ User က 1 to 3 ထဲမှာ မပါတဲ့ ဂဏန်းကို</text:span><text:span text:style-name="T53">ရွေးလိုက်လျှင် "Inavalid Choice" ဆိုပြီးတော့ Output ထုတ်ပေးပါတယ်။</text:span></text:p>
      <text:h text:style-name="Heading_20_3" text:outline-level="3"><text:span text:style-name="T487">6.2 Looping</text:span><text:span text:style-name="T488"> Statement</text:span></text:h>
      <text:p text:style-name="P71"><text:tab/><text:span text:style-name="T24">ကျွန်တော်တို့က Program တွေကို ထပ်တလဲလဲလုပ်ဆောင်လုပ်ရမယ်ဆိုလျှင် Looping Statement တွေကို အသုံးပြုရမှာပဲဖြစ်ပါတယ်။ Loops တွေကို အသုံးပြုခြင်းသည် ထပ်ထပ်ခါ လုပ်ရ <text:s/>မည့်ကိစ္စများကို အချိန်ကုန်သက်သာစေပြီးတော့ Errors တွေကိုလည်းလျှော့ချိနိုင်မှာဖြစ်ပါတယ်။<text:line-break/>C++ Language မှာဆိုရင် အဓိကအားဖြင့် Looping Statement သုံးမျိုးရှိပါတယ်။</text:span></text:p>
      <table:table table:name="Table11" table:style-name="Table11">
        <table:table-column table:style-name="Table11.A"/>
        <table:table-column table:style-name="Table11.B"/>
        <table:table-header-rows>
          <table:table-row>
            <table:table-cell table:style-name="Table11.A1" office:value-type="string">
              <text:p text:style-name="P213">Looping Statement</text:p>
            </table:table-cell>
            <table:table-cell table:style-name="Table11.B1" office:value-type="string">
              <text:p text:style-name="P213">Usage</text:p>
            </table:table-cell>
          </table:table-row>
        </table:table-header-rows>
        <table:table-row>
          <table:table-cell table:style-name="Table11.A2" office:value-type="string">
            <text:p text:style-name="P222">for</text:p>
          </table:table-cell>
          <table:table-cell table:style-name="Table11.B2" office:value-type="string">
            <text:p text:style-name="P212">Used to execute a block of code a fixed number of times, often used for iterating over a sequence of elements such as an array or list</text:p>
          </table:table-cell>
        </table:table-row>
        <table:table-row>
          <table:table-cell table:style-name="Table11.A2" office:value-type="string">
            <text:p text:style-name="P222">while</text:p>
          </table:table-cell>
          <table:table-cell table:style-name="Table11.B2" office:value-type="string">
            <text:p text:style-name="P212">Used to execute a block of code repeatedly as long as a specific condition is met, often used for situations where the number of iterations is unknown</text:p>
          </table:table-cell>
        </table:table-row>
        <table:table-row>
          <table:table-cell table:style-name="Table11.A2" office:value-type="string">
            <text:p text:style-name="P222">do-while</text:p>
          </table:table-cell>
          <table:table-cell table:style-name="Table11.B2" office:value-type="string">
            <text:p text:style-name="P212">Similar to a while loop, but guaranteed to execute the block of code at least once before checking the condition, often used for situations where the block of code must be executed at least once</text:p>
          </table:table-cell>
        </table:table-row>
      </table:table>
      <text:p text:style-name="P25"/>
      <text:h text:style-name="Heading_20_4" text:outline-level="4"><text:span text:style-name="T491">Using </text:span><text:span text:style-name="T340">for</text:span><text:span text:style-name="T491"> loop</text:span></text:h>
      <text:p text:style-name="P147"><text:span text:style-name="T113">S</text:span><text:span text:style-name="T112">yntax</text:span></text:p>
      <text:p text:style-name="P216"/>
      <text:p text:style-name="P110"><text:span text:style-name="T466"><text:tab/>for(</text:span><text:span text:style-name="T474">statement</text:span><text:span text:style-name="T466"> </text:span><text:span text:style-name="T478">1</text:span><text:span text:style-name="T466">;</text:span><text:span text:style-name="T474">statement</text:span><text:span text:style-name="T466"> </text:span><text:span text:style-name="T478">2</text:span><text:span text:style-name="T466">; </text:span><text:span text:style-name="T474">statement</text:span><text:span text:style-name="T466"> </text:span><text:span text:style-name="T478">3</text:span><text:span text:style-name="T466">) {<text:line-break/><text:tab/> </text:span><text:span text:style-name="T481">// code block to be executed<text:line-break/><text:tab/></text:span><text:span text:style-name="T466">}</text:span></text:p>
      <text:p text:style-name="P216"/>
      <text:p text:style-name="P241"><text:span text:style-name="T489"><text:tab/></text:span><text:span text:style-name="T303">for</text:span><text:span text:style-name="T25"> loop ကိုသုံးဖို့အတွက် () ထဲမှာ <text:s/>Statement သုံးခုရေးရပါမယ်။ <text:line-break/>Statement 1 : </text:span><text:span text:style-name="T304">for</text:span><text:span text:style-name="T26"> loop မှာ တစ်ကြိမ်ထဲ run မဲ့ Code ကိုရေးရပါမယ်။</text:span></text:p>
      <text:p text:style-name="P26"><text:soft-page-break/>Statement 2: loop ရဲ့ Condition ကိုရေးရပါမယ်။ ဘာကြောင့် Loop ပတ်ရမလဲ ဆိုတာကိုပေါ့။</text:p>
      <text:p text:style-name="P26">Statement 3: loop တစ်ကြိမ်ပတ်ပြီးတိုင်းမှာ Statement 3 ကို run ပါတယ်။</text:p>
      <text:p text:style-name="P153">Example <text:span text:style-name="T490">6.4</text:span></text:p>
      <text:p text:style-name="P217"/>
      <text:p text:style-name="P111"><text:span text:style-name="T466"><text:tab/>for(</text:span><text:span text:style-name="T467">int </text:span><text:span text:style-name="T475">i</text:span><text:span text:style-name="T467"> = </text:span><text:span text:style-name="T479">1</text:span><text:span text:style-name="T466">; </text:span><text:span text:style-name="T475">i</text:span><text:span text:style-name="T467"> &lt;</text:span><text:span text:style-name="T468">=</text:span><text:span text:style-name="T467"> </text:span><text:span text:style-name="T479">10</text:span><text:span text:style-name="T466">; </text:span><text:span text:style-name="T475">i</text:span><text:span text:style-name="T467">++</text:span><text:span text:style-name="T466">) {<text:line-break/><text:tab/> <text:s/></text:span><text:span text:style-name="T475">cout</text:span><text:span text:style-name="T467"> &lt;&lt; </text:span><text:span text:style-name="T475">i</text:span><text:span text:style-name="T467"> &lt;&lt; </text:span><text:span text:style-name="T479">"\n"</text:span><text:span text:style-name="T467">;</text:span><text:span text:style-name="T466"><text:line-break/><text:tab/>}</text:span></text:p>
      <text:p text:style-name="P219"/>
      <text:p text:style-name="P27"><text:span text:style-name="T111"><text:tab/></text:span><text:span text:style-name="T449">for loop ကိုသုံးတဲ့အခါမှာ ဘယ်နကြိမ် loop ပတ်မလဲဆိုတာကိုသိဖို့လိုပါတယ်။ for loop ရဲ့ Statement တွေက Integer တွေနဲ့ပဲအလုပ်လုပ်ပါတယ်။ </text:span><text:span text:style-name="T454">Example <text:s/>6.4 မှာဆိုရင် -</text:span></text:p>
      <text:p text:style-name="P87"><text:span text:style-name="T80">statement 1 က loop ရဲ့ initial value အဖြစ် </text:span><text:span text:style-name="T323">(int </text:span><text:span text:style-name="T365">i</text:span><text:span text:style-name="T323"> = </text:span><text:span text:style-name="T389">1</text:span><text:span text:style-name="T323">)</text:span><text:span text:style-name="T61"> </text:span><text:span text:style-name="T80">ဆိုပြီးတော့ သတ်မှတ်လိုက်ပါတယ်။</text:span></text:p>
      <text:p text:style-name="P87"><text:span text:style-name="T80">statement 2 က တော့ i ရဲ့ value က 10 မရောက်ခင်ထိ loop ပတ်မယ်ဆိုတဲ့ condition ကို ဆိုလိုပါတယ်။ (</text:span><text:span text:style-name="T365">i</text:span><text:span text:style-name="T323"> &lt;= </text:span><text:span text:style-name="T389">10</text:span><text:span text:style-name="T323">;)</text:span></text:p>
      <text:p text:style-name="P87"><text:span text:style-name="T254">statement 3 ကတော့ loop တစ်ခါပတ်ပြီးတိုင်း i ရဲ့ value ကို 1 ပေါင်းပေးပါတယ်။</text:span><text:span text:style-name="T323"> </text:span><text:span text:style-name="T365">i</text:span><text:span text:style-name="T323">++;</text:span></text:p>
      <text:p text:style-name="P238"/>
      <text:h text:style-name="Heading_20_4" text:outline-level="4"><text:span text:style-name="T281">U</text:span><text:span text:style-name="T282">sing </text:span><text:span text:style-name="T336">while</text:span><text:span text:style-name="T282"> Loop</text:span></text:h>
      <text:p text:style-name="P88"><text:tab/><text:span text:style-name="T82">while loop က တော့ () ရှိတဲ့ condition က true ဖြစ်နေသည့်တိုင်အောင် loop ပတ်နေမှာပဲဖြစ်ပါတယ်။ ဒါကြောင့် while loop ကို အသုံးပြုဖို့အတွက် </text:span><text:span text:style-name="T83">true/false boolean တွေကို အသုံးပြုရမှာပဲဖြစ်ပါတယ်။</text:span></text:p>
      <text:p text:style-name="P176">Syntax</text:p>
      <text:p text:style-name="P242"><text:span text:style-name="T464"><text:s/>while (</text:span><text:span text:style-name="Emphasis"><text:span text:style-name="T472">condition</text:span></text:span><text:span text:style-name="T464">) {</text:span></text:p>
      <text:p text:style-name="P243"><text:span text:style-name="T464"><text:tab/></text:span><text:span text:style-name="T482">// code block to be executed<text:line-break/> </text:span><text:span text:style-name="T464">}</text:span></text:p>
      <text:p text:style-name="P177">Example <text:span text:style-name="T493">6.5</text:span></text:p>
      <text:p text:style-name="P155"><text:span text:style-name="T465"><text:s/>int </text:span><text:span text:style-name="T473">i</text:span><text:span text:style-name="T465"> = </text:span><text:span text:style-name="T477">0</text:span><text:span text:style-name="T465">;</text:span><text:span text:style-name="T134"><text:line-break/> <text:s/></text:span><text:span text:style-name="T465">while (</text:span><text:span text:style-name="T473">i</text:span><text:span text:style-name="T465"> &lt; </text:span><text:span text:style-name="T477">10</text:span><text:span text:style-name="T465">) {</text:span><text:span text:style-name="T134"><text:line-break/></text:span><text:span text:style-name="T470"> <text:s text:c="3"/></text:span><text:span text:style-name="T473">cout</text:span><text:span text:style-name="T465"> &lt;&lt; </text:span><text:span text:style-name="T473">i</text:span><text:span text:style-name="T465"> &lt;&lt; </text:span><text:span text:style-name="T477">"\n"</text:span><text:span text:style-name="T465">;</text:span><text:span text:style-name="T134"><text:line-break/></text:span><text:span text:style-name="T470"> <text:s text:c="3"/></text:span><text:span text:style-name="T473">i</text:span><text:span text:style-name="T465">++;</text:span><text:span text:style-name="T134"><text:line-break/> </text:span><text:span text:style-name="T465">}</text:span></text:p>
      <text:p text:style-name="P244"/>
      <text:p text:style-name="P29">1. int i = 0; ဆိုပြီးတော့ variable တစ်ခုကိုကြေငြာလိုက်ပါတယ်။</text:p>
      <text:p text:style-name="P29"><text:soft-page-break/>2. ပြီးတော့ i ရဲ့ value က 10 အောက်ငယ်မယ်ဆိုလျှင် whileအောက်က Code <text:s/>တွေကို Loop ပတ်ပြီး run ပါတယ်။ while(i &lt; 10 )</text:p>
      <text:p text:style-name="P29">3. <text:span text:style-name="T492">cout &lt;&lt; i &lt;&lt; “\n”, <text:s/>i ရဲ့ value ကို output ထုတ်လိုက်ပါတယ်။</text:span></text:p>
      <text:p text:style-name="P30">4. i++ ကတော့ i ရဲ့ value ကို 1 ပေါင်းပေးတာဖြစ်ပါတယ်။ code block တစ်ခုလုံးပြီးသွားရင် loop ပြန်ပတ်ပါတယ်။ ဒီတစ်ချိန်မှာတော့ i <text:s/>ရဲ့ value က 1 တိုးသွားပါပြီး။ ဒီအတိုင်းပဲ ထပ်ထပ်ခါ loop ပတ်ပြီးတော့ i ရဲ့ value က 10 ရောက်သွားတဲ့အချိန်မှာ loop ပတ်တာရပ်သွားပါလိမ့်မယ်။</text:p>
      <text:p text:style-name="P31"/>
      <text:h text:style-name="P264" text:outline-level="4"><text:span text:style-name="T283">U</text:span><text:span text:style-name="T284">sing </text:span><text:span text:style-name="T337">do while</text:span><text:span text:style-name="T284"> Loop</text:span></text:h>
      <text:p text:style-name="P89"><text:span text:style-name="T285"><text:tab/></text:span><text:span text:style-name="T295">do while</text:span><text:span text:style-name="T265"> loop က </text:span><text:span text:style-name="T295">while</text:span><text:span text:style-name="T265"> loop ရဲ့အမျိုးအစားတစ်ခုပါပဲ၊ </text:span><text:span text:style-name="T295">while</text:span><text:span text:style-name="T265"> loop မှာတော့ condition ကို အရင်စစ်ပြီးတော့မှာ code block တွေကို run ပါတယ်။ </text:span><text:span text:style-name="T295">do while</text:span><text:span text:style-name="T265"> loop မှာတော့ သူနဲ့ပြောင်းပြန်ပါ code block တွေကို </text:span><text:span text:style-name="T266">အရင် run ပြီးတော့မှ condition တွေကို စစ်ပါတယ်။</text:span></text:p>
      <text:p text:style-name="P178">Syntax</text:p>
      <text:p text:style-name="P128"/>
      <text:p text:style-name="P128"><text:tab/>do{</text:p>
      <text:p text:style-name="P103"><text:span text:style-name="T164"><text:tab/><text:tab/></text:span><text:span text:style-name="T128">//code block</text:span></text:p>
      <text:p text:style-name="P103"><text:span text:style-name="T128"><text:tab/></text:span><text:span text:style-name="T164">}while(</text:span><text:span text:style-name="T198">condition</text:span><text:span text:style-name="T164">);</text:span></text:p>
      <text:p text:style-name="P172"/>
      <text:p text:style-name="P38"><text:span text:style-name="T276">ဒါကြောင့် </text:span><text:span text:style-name="T339">do while</text:span><text:span text:style-name="T276"> loop မှာတော့ သူရဲ့ conditonက false ဖြစ်နေရင်တောင် do </text:span><text:span text:style-name="T278">ဆို</text:span><text:span text:style-name="T276">တဲ့ <text:s/></text:span><text:span text:style-name="T278">code block ထဲမှာရှိတဲ့ code တွေကို တစ်ကြိမ်တော့ run ပါတယ်။</text:span></text:p>
      <text:p text:style-name="P148"><text:span text:style-name="T278">E</text:span><text:span text:style-name="T276">xample 6.6</text:span></text:p>
      <text:p text:style-name="P218"/>
      <text:p text:style-name="P48"><text:span text:style-name="T465"><text:s/>int </text:span><text:span text:style-name="T473">i</text:span><text:span text:style-name="T465"> = </text:span><text:span text:style-name="T477">0</text:span><text:span text:style-name="T465">;</text:span><text:span text:style-name="T134"><text:line-break/> <text:s/></text:span><text:span text:style-name="T465">do {</text:span><text:span text:style-name="T134"><text:line-break/></text:span><text:span text:style-name="T470"> <text:s text:c="4"/></text:span><text:span text:style-name="T473">cout</text:span><text:span text:style-name="T465"> &lt;&lt; </text:span><text:span text:style-name="T473">i</text:span><text:span text:style-name="T465"> &lt;&lt; </text:span><text:span text:style-name="T477">"\n"</text:span><text:span text:style-name="T465">;</text:span></text:p>
      <text:p text:style-name="P48"><text:span text:style-name="T465"><text:s text:c="3"/></text:span><text:span text:style-name="T473">i</text:span><text:span text:style-name="T465">++;</text:span><text:span text:style-name="T134"><text:line-break/> </text:span><text:span text:style-name="T465">}while (</text:span><text:span text:style-name="T473">i</text:span><text:span text:style-name="T465"> &lt; </text:span><text:span text:style-name="T480">10</text:span><text:span text:style-name="T465">);</text:span></text:p>
      <text:p text:style-name="P218"/>
      <text:p text:style-name="P280"><text:span text:style-name="T74">Example 6.6</text:span><text:span text:style-name="T54"> ကလည်း </text:span><text:span text:style-name="T305">while</text:span><text:span text:style-name="T54"> loop ရဲ့ </text:span><text:span text:style-name="T74">Example 6.5 </text:span><text:span text:style-name="T54">နဲ့အတူတူပါပဲ။ ဒါပေမဲ့ </text:span><text:span text:style-name="T305">do while</text:span><text:span text:style-name="T54"> loop ရဲ့ ပုံစံအတိုင်း code blocks တွေကို အရင် run ပြီးမှ condition ကို စစ်ပါတယ်။ loop ပတ်တဲ့နေရမှာ conditionကို </text:span><text:span text:style-name="T349">false</text:span><text:span text:style-name="T54"> ဖြစ်အောင် လုပ်ရပါမယ်။ မဟုတ်ရင် loop က infinity ဖြစ်နေပါလိမ့်မယ်။ </text:span></text:p>
      <text:p text:style-name="P2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e22b9f" officeooo:paragraph-rsid="00e22b9f"/>
    </style:style>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hor : Thura Lin Htu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4-22T11:40:37.478623441</dc:date>
    <meta:editing-duration>P1DT22H6M56S</meta:editing-duration>
    <meta:editing-cycles>195</meta:editing-cycles>
    <meta:generator>LibreOffice/7.3.7.2$Linux_X86_64 LibreOffice_project/30$Build-2</meta:generator>
    <meta:document-statistic meta:table-count="7" meta:image-count="0" meta:object-count="0" meta:page-count="14" meta:paragraph-count="303" meta:word-count="1974" meta:character-count="11279" meta:non-whitespace-character-count="9233"/>
  </office:meta>
</office:document-meta>
</file>